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3.09pt"/>
    </style:style>
    <style:style style:name="co2" style:family="table-column">
      <style:table-column-properties fo:break-before="auto" style:column-width="211.04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344.04pt"/>
    </style:style>
    <style:style style:name="co6" style:family="table-column">
      <style:table-column-properties fo:break-before="auto" style:column-width="242.05pt"/>
    </style:style>
    <style:style style:name="co7" style:family="table-column">
      <style:table-column-properties fo:break-before="auto" style:column-width="339.11pt"/>
    </style:style>
    <style:style style:name="co8" style:family="table-column">
      <style:table-column-properties fo:break-before="auto" style:column-width="281.99pt"/>
    </style:style>
    <style:style style:name="co9" style:family="table-column">
      <style:table-column-properties fo:break-before="auto" style:column-width="186.04pt"/>
    </style:style>
    <style:style style:name="co10" style:family="table-column">
      <style:table-column-properties fo:break-before="auto" style:column-width="350.11pt"/>
    </style:style>
    <style:style style:name="co11" style:family="table-column">
      <style:table-column-properties fo:break-before="auto" style:column-width="253.05pt"/>
    </style:style>
    <style:style style:name="co12" style:family="table-column">
      <style:table-column-properties fo:break-before="auto" style:column-width="103.95pt"/>
    </style:style>
    <style:style style:name="co13" style:family="table-column">
      <style:table-column-properties fo:break-before="auto" style:column-width="362.04pt"/>
    </style:style>
    <style:style style:name="co14" style:family="table-column">
      <style:table-column-properties fo:break-before="auto" style:column-width="256.99pt"/>
    </style:style>
    <style:style style:name="co15" style:family="table-column">
      <style:table-column-properties fo:break-before="auto" style:column-width="166.99pt"/>
    </style:style>
    <style:style style:name="co16" style:family="table-column">
      <style:table-column-properties fo:break-before="auto" style:column-width="365.05pt"/>
    </style:style>
    <style:style style:name="co17" style:family="table-column">
      <style:table-column-properties fo:break-before="auto" style:column-width="274.99pt"/>
    </style:style>
    <style:style style:name="co18" style:family="table-column">
      <style:table-column-properties fo:break-before="auto" style:column-width="353.11pt"/>
    </style:style>
    <style:style style:name="co19" style:family="table-column">
      <style:table-column-properties fo:break-before="auto" style:column-width="248.06pt"/>
    </style:style>
    <style:style style:name="co20" style:family="table-column">
      <style:table-column-properties fo:break-before="auto" style:column-width="343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ro7" style:family="table-row">
      <style:table-row-properties style:row-height="16.5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ta1" style:family="table" style:master-page-name="PageStyle_5f_ACER">
      <style:table-properties table:display="true" style:writing-mode="lr-tb"/>
    </style:style>
    <style:style style:name="ta2" style:family="table" style:master-page-name="PageStyle_5f_ASUS">
      <style:table-properties table:display="true" style:writing-mode="lr-tb"/>
    </style:style>
    <style:style style:name="ta3" style:family="table" style:master-page-name="PageStyle_5f_DELL">
      <style:table-properties table:display="true" style:writing-mode="lr-tb"/>
    </style:style>
    <style:style style:name="ta4" style:family="table" style:master-page-name="PageStyle_5f_HP">
      <style:table-properties table:display="true" style:writing-mode="lr-tb"/>
    </style:style>
    <style:style style:name="ta5" style:family="table" style:master-page-name="PageStyle_5f_LENOVO">
      <style:table-properties table:display="true" style:writing-mode="lr-tb"/>
    </style:style>
    <style:style style:name="ta6" style:family="table" style:master-page-name="PageStyle_5f_MICROSOFT">
      <style:table-properties table:display="true" style:writing-mode="lr-tb"/>
    </style:style>
    <style:style style:name="ta7" style:family="table" style:master-page-name="PageStyle_5f_SAMSUNG">
      <style:table-properties table:display="true" style:writing-mode="lr-tb"/>
    </style:style>
    <style:style style:name="ta8" style:family="table" style:master-page-name="PageStyle_5f_TOSHIBA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5b9bd5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b4c7e7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e7e6e6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e7e6e6" style:cell-protect="protected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fo:background-color="#e7e6e6"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7e6e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b4c7e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e7e6e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e7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2" style:family="table-cell" style:parent-style-name="Default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b4c7e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e7e6e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>
      <style:table-cell-properties fo:background-color="#e7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6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ackground-color="#ef413d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able-cell-properties fo:background-color="#ef413d" style:rotation-align="none"/>
    </style:style>
    <style:style style:name="ce91" style:family="table-cell" style:parent-style-name="Default">
      <style:table-cell-properties fo:background-color="#ef41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92" style:family="table-cell" style:parent-style-name="Default">
      <style:table-cell-properties fo:background-color="#ef41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>
      <style:table-cell-properties fo:background-color="#ef413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36.91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ef413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70ad4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70ad47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fo:background-color="#ef413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b4c7e7" style:rotation-align="none"/>
    </style:style>
    <style:style style:name="ce102" style:family="table-cell" style:parent-style-name="Default">
      <style:table-cell-properties fo:background-color="#ef413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4472c4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4472c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fo:background-color="#5b9bd5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ackground-color="#b4c7e7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e7e6e6" style:rotation-align="none"/>
    </style:style>
    <style:style style:name="ce47" style:family="table-cell" style:parent-style-name="Default">
      <style:table-cell-properties fo:background-color="#e7e6e6" style:rotation-align="none"/>
    </style:style>
    <style:style style:name="ce48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fo:background-color="#4472c4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4472c4" style:rotation-align="none"/>
    </style:style>
    <style:style style:name="ce52" style:family="table-cell" style:parent-style-name="Default">
      <style:table-cell-properties fo:background-color="#b4c7e7" style:rotation-align="none"/>
    </style:style>
    <style:style style:name="ce53" style:family="table-cell" style:parent-style-name="Default">
      <style:table-cell-properties fo:background-color="#d9d9d9" style:rotation-align="none"/>
    </style:style>
    <style:style style:name="ce54" style:family="table-cell" style:parent-style-name="Default">
      <style:table-cell-properties fo:background-color="#ffff00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name-complex="Segoe UI" style:font-size-complex="11pt" style:font-style-complex="normal" style:font-weight-complex="normal"/>
    </style:style>
    <style:style style:name="ce57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ackground-color="#ffe69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ackground-color="#e7e6e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21"/>
        <table:table-column table:style-name="co3" table:default-cell-style-name="ce10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6" office:value-type="string" calcext:value-type="string">
            <text:p>Description</text:p>
          </table:table-cell>
          <table:table-cell table:style-name="ce7" office:value-type="string" calcext:value-type="string">
            <text:p>Labor In Minu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PAIR-ACER-C710</text:p>
          </table:table-cell>
          <table:table-cell table:style-name="ce17" office:value-type="string" calcext:value-type="string">
            <text:p>Full Unit Repair for Acer C710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10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EPAIR-ACER-CB-C710-LCD</text:p>
          </table:table-cell>
          <table:table-cell table:style-name="ce19" office:value-type="string" calcext:value-type="string">
            <text:p>LCD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5" office:value-type="string" calcext:value-type="string">
            <text:p>B116XW03V.2-HW:1B/FW:1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6" office:value-type="string" calcext:value-type="string">
            <text:p>B116XW03V.2-HW:0B/FW:1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6" office:value-type="string" calcext:value-type="string">
            <text:p><text:s text:c="2"/>B116XW03V.2-HW:1A/FW: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TOPCOVER</text:p>
          </table:table-cell>
          <table:table-cell table:style-name="ce19" office:value-type="string" calcext:value-type="string">
            <text:p>Topcover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P0VF000100 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60.SH7N2.003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BEZEL</text:p>
          </table:table-cell>
          <table:table-cell table:style-name="ce19" office:value-type="string" calcext:value-type="string">
            <text:p>Bezel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P0RO000220 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60.SGYN2.008 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REPAIR-ACER-CB-C710-CAMERA</text:p>
          </table:table-cell>
          <table:table-cell table:style-name="ce19" office:value-type="string" calcext:value-type="string">
            <text:p>Webcam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C.21411.00V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REPAIR-ACER-CB-C710-LVDS</text:p>
          </table:table-cell>
          <table:table-cell table:style-name="ce20" office:value-type="string" calcext:value-type="string">
            <text:p>LVDS Cable Repair</text:p>
          </table:table-cell>
          <table:table-cell table:style-name="ce25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DC02001SB1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8" office:value-type="string" calcext:value-type="string">
            <text:p>REPAIR-ACER-CB-C710-CABLE-RESEAT</text:p>
          </table:table-cell>
          <table:table-cell table:style-name="ce20" office:value-type="string" calcext:value-type="string">
            <text:p>Cable Reseat</text:p>
          </table:table-cell>
          <table:table-cell table:style-name="ce25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ACER-C71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EPAIR-ACER-CB-C710-PALMREST</text:p>
          </table:table-cell>
          <table:table-cell table:style-name="ce19" office:value-type="string" calcext:value-type="string">
            <text:p>Palmrest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M0RO00050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AM0RO000500-X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AP0RO00037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BATTERY</text:p>
          </table:table-cell>
          <table:table-cell table:style-name="ce19" office:value-type="string" calcext:value-type="string">
            <text:p>Battery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KT.00603.005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s/>AL12X32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KT.00407.002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KT.00403.004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AL12B31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s/>AL12A31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s/>AL12B32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s/>AK.004BT.098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<text:s/>KT00403004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BOTTOM-CASE</text:p>
          </table:table-cell>
          <table:table-cell table:style-name="ce19" office:value-type="string" calcext:value-type="string">
            <text:p>Bottom Case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p0ro00040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60.SGYN2.002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BOTTOM-DOOR</text:p>
          </table:table-cell>
          <table:table-cell table:style-name="ce19" office:value-type="string" calcext:value-type="string">
            <text:p>Bottom Door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P0SU000500 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60.SGYN2.009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SSD</text:p>
          </table:table-cell>
          <table:table-cell table:style-name="ce19" office:value-type="string" calcext:value-type="string">
            <text:p>SSD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KN.16G0D.004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RAM</text:p>
          </table:table-cell>
          <table:table-cell table:style-name="ce19" office:value-type="string" calcext:value-type="string">
            <text:p>RAM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CR256X64D3S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EBJ20UF8BDU0-GN-F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KN.2GB07.008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SPEAKERS</text:p>
          </table:table-cell>
          <table:table-cell table:style-name="ce19" office:value-type="string" calcext:value-type="string">
            <text:p>Speaker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PK23000JD0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FAN</text:p>
          </table:table-cell>
          <table:table-cell table:style-name="ce19" office:value-type="string" calcext:value-type="string">
            <text:p>Fan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DC28000BPA0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HPJ-REMOVAL</text:p>
          </table:table-cell>
          <table:table-cell table:style-name="ce19" office:value-type="string" calcext:value-type="string">
            <text:p>Headphone Jack Removal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OS-RESTORE</text:p>
          </table:table-cell>
          <table:table-cell table:style-name="ce19" office:value-type="string" calcext:value-type="string">
            <text:p>Operating System Restore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CHARGING-PORT-REMOVAL</text:p>
          </table:table-cell>
          <table:table-cell table:style-name="ce19" office:value-type="string" calcext:value-type="string">
            <text:p>Charging Port Removal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USB-BOARD</text:p>
          </table:table-cell>
          <table:table-cell table:style-name="ce19" office:value-type="string" calcext:value-type="string">
            <text:p>I/O Board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LS-8942P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MOTHERBOARD</text:p>
          </table:table-cell>
          <table:table-cell table:style-name="ce19" office:value-type="string" calcext:value-type="string">
            <text:p>Motherboard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MISSING-KEY</text:p>
          </table:table-cell>
          <table:table-cell table:style-name="ce19" office:value-type="string" calcext:value-type="string">
            <text:p>Key Cap Replacement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WIFI-SOLDER</text:p>
          </table:table-cell>
          <table:table-cell table:style-name="ce19" office:value-type="string" calcext:value-type="string">
            <text:p>Wifi Solde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CABLE-RESEAT</text:p>
          </table:table-cell>
          <table:table-cell table:style-name="ce19" office:value-type="string" calcext:value-type="string">
            <text:p>Cable Reseat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REPAIR-ACER-CB-C710-WIFI-CARD</text:p>
          </table:table-cell>
          <table:table-cell table:style-name="ce19" office:value-type="string" calcext:value-type="string">
            <text:p>Wifi Card Replacement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AR5B22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28E347F56713 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720</text:p>
          </table:table-cell>
          <table:table-cell table:style-name="ce17" office:value-type="string" calcext:value-type="string">
            <text:p>Full Unit Repair for Acer C720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20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EPAIR-ACER-CB-C720-LCD</text:p>
          </table:table-cell>
          <table:table-cell table:style-name="ce19" office:value-type="string" calcext:value-type="string">
            <text:p>LCD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TOPCOVER</text:p>
          </table:table-cell>
          <table:table-cell table:style-name="ce19" office:value-type="string" calcext:value-type="string">
            <text:p>Topcover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SHEN7.0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0.SHEN7.003-X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40ZHNLC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39ZHNLC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4DZHNLC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39ZHLLC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B-C720-2827-TOP-COV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BEZEL</text:p>
          </table:table-cell>
          <table:table-cell table:style-name="ce19" office:value-type="string" calcext:value-type="string">
            <text:p>Bezel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SHEN7.00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38ZHNLB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4EZHNLB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B-C720-2827-BEZEL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CAMERA</text:p>
          </table:table-cell>
          <table:table-cell table:style-name="ce19" office:value-type="string" calcext:value-type="string">
            <text:p>Webcam Repair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C.21411.024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LVDS</text:p>
          </table:table-cell>
          <table:table-cell table:style-name="ce19" office:value-type="string" calcext:value-type="string">
            <text:p>LVDS Cable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 text:c="2"/>DD0ZHNLC040-REV.3B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0.SHEN7.00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ZHNBLC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ZHNLC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B-C720-2827-LCD-C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HINGE-LEFT</text:p>
          </table:table-cell>
          <table:table-cell table:style-name="ce19" office:value-type="string" calcext:value-type="string">
            <text:p>Left Hinge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FBZHN00401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BZHN013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BZHN00301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GYI-L/FBZHN004010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HINGE-RIGHT</text:p>
          </table:table-cell>
          <table:table-cell table:style-name="ce19" office:value-type="string" calcext:value-type="string">
            <text:p>Right Hinge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FBZHN005010 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BZHN014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GYI-R/FBZHN005010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CABLE-RESEAT</text:p>
          </table:table-cell>
          <table:table-cell table:style-name="ce19" office:value-type="string" calcext:value-type="string">
            <text:p>Cable Reseat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7" office:value-type="string" calcext:value-type="string">
            <text:p>N/A</text:p>
          </table:table-cell>
          <table:table-cell table:style-name="ce16"/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ACER-C72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4" office:value-type="string" calcext:value-type="string">
            <text:p>REPAIR-ACER-CB-C720-PALMREST</text:p>
          </table:table-cell>
          <table:table-cell table:style-name="ce19" office:value-type="string" calcext:value-type="string">
            <text:p>Palmrest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SHEN7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47ZHNTA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B-C720-2827-TOPCAS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3BZHNTCT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MISSING-KEY</text:p>
          </table:table-cell>
          <table:table-cell table:style-name="ce19" office:value-type="string" calcext:value-type="string">
            <text:p>Key Cap Replacement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MOTHERBOARD</text:p>
          </table:table-cell>
          <table:table-cell table:style-name="ce19" office:value-type="string" calcext:value-type="string">
            <text:p>Motherboard Repair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OS-RESTORE</text:p>
          </table:table-cell>
          <table:table-cell table:style-name="ce19" office:value-type="string" calcext:value-type="string">
            <text:p>Operating System Restore</text:p>
          </table:table-cell>
          <table:table-cell table:style-name="ce24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CHARGING-PORT-REMOVAL</text:p>
          </table:table-cell>
          <table:table-cell table:style-name="ce19" office:value-type="string" calcext:value-type="string">
            <text:p>Charging Port Removal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ACER-CB-C720-HPJ-REMOVAL</text:p>
          </table:table-cell>
          <table:table-cell table:style-name="ce19" office:value-type="string" calcext:value-type="string">
            <text:p>Headphone Jack Removal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SHEN7.00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EAZHN007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CB-C720-2827-BOTTOM-CAS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37ZHNBA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EAZHN002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3.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4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3.01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CB-C720-2827-BATTER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4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3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DC-JACK-SOLDER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C-C720-DCI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SSD</text:p>
          </table:table-cell>
          <table:table-cell table:style-name="ce14" office:value-type="string" calcext:value-type="string">
            <text:p>SSD Replacement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N.16G07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NS4151S3/16GB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NS4151S3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VZHNSATN3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3.SHE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FAN</text:p>
          </table:table-cell>
          <table:table-cell table:style-name="ce14" office:value-type="string" calcext:value-type="string">
            <text:p>Fa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EF40050S1-C130-S9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USB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A0ZHNTHAD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WIFI-SOLDER</text:p>
          </table:table-cell>
          <table:table-cell table:style-name="ce14" office:value-type="string" calcext:value-type="string">
            <text:p>Wifi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720/720P-TOUCHPAD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10" office:value-type="string" calcext:value-type="string">
            <text:p>42.EF2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AIR-ACER-C720P</text:p>
          </table:table-cell>
          <table:table-cell table:style-name="ce17" office:value-type="string" calcext:value-type="string">
            <text:p>Full Unit Repair for Acer C720P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20P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720P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DISPLAY-ASSEMBLY-BLK</text:p>
          </table:table-cell>
          <table:table-cell table:style-name="ce14" office:value-type="string" calcext:value-type="string">
            <text:p>Full Display Assembl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M.MJA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M.MJAN7.001-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DISPLAY-ASSEMBLY-WHT</text:p>
          </table:table-cell>
          <table:table-cell table:style-name="ce14" office:value-type="string" calcext:value-type="string">
            <text:p>Full Display Assembl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M.MKE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M.MKEN7.001-X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DIGI-BLK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EAZHN00602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CC720PDI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DIGI-WHT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EAZHN006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ACC720PDIGW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ZHNALC02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0.MJA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ZHNALC020-REV.3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TOPCOVER-BLK</text:p>
          </table:table-cell>
          <table:table-cell table:style-name="ce14" office:value-type="string" calcext:value-type="string">
            <text:p>Black 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JA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TOPCOVER-WHT</text:p>
          </table:table-cell>
          <table:table-cell table:style-name="ce14" office:value-type="string" calcext:value-type="string">
            <text:p>White 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KEN7.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C.21411.02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HINGE-LEFT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FBZHN018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HINGE-RIGHT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FBZHN01901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720P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720P-PALMREST-BLK</text:p>
          </table:table-cell>
          <table:table-cell table:style-name="ce14" office:value-type="string" calcext:value-type="string">
            <text:p>Black 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SHEN7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47ZHNTA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B-C720-2827-TOPCAS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3BZHNTC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0.SHEN7.006-PLASTIC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PALMREST-WHT</text:p>
          </table:table-cell>
          <table:table-cell table:style-name="ce14" office:value-type="string" calcext:value-type="string">
            <text:p>White 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KE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0.MKEN7.001-X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47ZHNPATN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BOTTOM-COVER-BLK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SHEN7.00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EAZHN007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CB-C720-2827-BOTTOM-CAS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37ZHNBATN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ZYUEAZHN002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BOTTOM-COVER-WHT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KEN7.00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ZYUEAZHN007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0.MKEN7.009-X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3.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4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3.01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CB-C720-2827-BATTER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4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3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SSD</text:p>
          </table:table-cell>
          <table:table-cell table:style-name="ce14" office:value-type="string" calcext:value-type="string">
            <text:p>SSD Replacement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N.16G07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NS4151S3/16GB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NS4151S3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VZHNSATN3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23.SHE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WIFI-SOLDER</text:p>
          </table:table-cell>
          <table:table-cell table:style-name="ce14" office:value-type="string" calcext:value-type="string">
            <text:p>Wifi Solde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42.EF2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0P-USB-BOARD</text:p>
          </table:table-cell>
          <table:table-cell table:style-name="ce14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A0ZHNTHAD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740</text:p>
          </table:table-cell>
          <table:table-cell table:style-name="ce17" office:value-type="string" calcext:value-type="string">
            <text:p>Full Unit Repair for Acer C740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40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740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2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2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C.21411.02V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SHEN7.00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ZHNLC040-REV.3B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CB-C720-2827-LCD-CABL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ZHNBLC00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ZHNLC00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HINGE-RIGHT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EF2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BZHN02601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HINGE-LEFT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EF2N7.00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BZHN025010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74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740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2N7.0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EAZHN010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2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3.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4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3.01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CB-C720-2827-BATTER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4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3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EF2N7.SV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C740-TOUCHPAD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740-TOUCHPAD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6.EF2N7.00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USB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A0ZHNTHAD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FAN</text:p>
          </table:table-cell>
          <table:table-cell table:style-name="ce14" office:value-type="string" calcext:value-type="string">
            <text:p>Fa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2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SSD</text:p>
          </table:table-cell>
          <table:table-cell table:style-name="ce14" office:value-type="string" calcext:value-type="string">
            <text:p>SS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N.16G07.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SHE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VZHNSATN3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40-WIFI-SOLDER</text:p>
          </table:table-cell>
          <table:table-cell table:style-name="ce14" office:value-type="string" calcext:value-type="string">
            <text:p>Wifi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40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AIR-ACER-CB5-311-DISPLAY-ASSEMBLY</text:p>
          </table:table-cell>
          <table:table-cell table:style-name="ce17" office:value-type="string" calcext:value-type="string">
            <text:p>Full Unit Repair for Acer CB5-31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B5-31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3" office:value-type="string" calcext:value-type="string">
            <text:p>REPAIR-ACER-CB-CB5-311-LCD</text:p>
          </table:table-cell>
          <table:table-cell table:style-name="ce13" office:value-type="string" calcext:value-type="string">
            <text:p>LCD Repair</text:p>
          </table:table-cell>
          <table:table-cell table:style-name="ce27" office:value-type="float" office:value="15" calcext:value-type="float">
            <text:p>15</text:p>
          </table:table-cell>
          <table:table-cell table:style-name="ce28" table:number-columns-repeated="1021"/>
        </table:table-row>
        <table:table-row table:style-name="ro1">
          <table:table-cell table:style-name="ce10" office:value-type="string" calcext:value-type="string">
            <text:p><text:s text:c="2"/>B133HTN01.1-HW:1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33HTN01.1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33HTN01.1-HW:2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L.13305.02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N133BGE-EAB-REV.C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133NWN1.R3-HW:1.2-FW:0.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M133NWN1.R3-HW:4.C-FW:0.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PRN2.01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760002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PRN2.01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760007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 text:c="2"/>DC0200212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50.MPRN2.0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HINGESET</text:p>
          </table:table-cell>
          <table:table-cell table:style-name="ce14" office:value-type="string" calcext:value-type="string">
            <text:p>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PRN2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7.MPRN2.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B5-311-TOPCASE-ASSEMBLY</text:p>
          </table:table-cell>
          <table:table-cell table:style-name="ce18" office:value-type="string" calcext:value-type="string">
            <text:p>Acer CB5-311 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B5-311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PR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MPR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DC-JACK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PRN2.0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C30100TB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 table:number-rows-repeated="2">
          <table:table-cell table:style-name="ce10"/>
          <table:table-cell table:number-columns-repeated="1023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B-CB5-311-HPJ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55.MPRN2.001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B-CB5-311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60.MPRN2.013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B-CB5-311-SPEAKER-L</text:p>
          </table:table-cell>
          <table:table-cell table:style-name="ce14" office:value-type="string" calcext:value-type="string">
            <text:p>Left 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23.MPRN2.002 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B-CB5-311-SPEAKER-R</text:p>
          </table:table-cell>
          <table:table-cell table:style-name="ce14" office:value-type="string" calcext:value-type="string">
            <text:p>Right 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23.MPRN2.003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B-CB5-311-HEATSINK</text:p>
          </table:table-cell>
          <table:table-cell table:style-name="ce14" office:value-type="string" calcext:value-type="string">
            <text:p>Heatsin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AT1760020A0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B-CB5-311-WIFI-SOLDER</text:p>
          </table:table-cell>
          <table:table-cell table:style-name="ce14" office:value-type="string" calcext:value-type="string">
            <text:p>Wifi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B5-311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2">
          <table:table-cell table:style-name="ce2" office:value-type="string" calcext:value-type="string">
            <text:p>REPAIR-ACER-R751T-DISPLAY-ASSEMBLY</text:p>
          </table:table-cell>
          <table:table-cell table:style-name="ce2" office:value-type="string" calcext:value-type="string">
            <text:p>Full Unit Repair for Acer R751T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 calcext:value-type="string">
            <text:p>ACER-R751T-DISPLAY-ASSEMBLY</text:p>
          </table:table-cell>
          <table:table-cell table:style-name="ce3" office:value-type="string" calcext:value-type="string">
            <text:p>Display Assembly</text:p>
          </table:table-cell>
          <table:table-cell table:style-name="ce3" table:number-columns-repeated="1022"/>
        </table:table-row>
        <table:table-row table:style-name="ro2">
          <table:table-cell table:style-name="ce11" office:value-type="string" calcext:value-type="string">
            <text:p>REPAIR-ACER-CB-R751T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6M.GPZN7.001-NOFRAME/PCB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ACER-CB-R751T-MICROPHONE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23.GHPN7.002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ACER-CB-R751T-LVDS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50.GPZN7.007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ACER-CB-R751T-HINGE-R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33.GPZN7.002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ACER-CB-R751T-HINGE-L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33.GPZN7.001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REPAIR-ACER-CB-R751T-TOPCOVER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60.GPZN7.001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4" office:value-type="string" calcext:value-type="string">
            <text:p>REPAIR-ACER-CB-R751T-FRONT-CAMERA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KS.0HD05.002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4" office:value-type="string" calcext:value-type="string">
            <text:p>REPAIR-ACER-CB-R751T-REAR-CAMERA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KS.05M05.001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ACER-R751T-TOPCASE-ASSEMBLY</text:p>
          </table:table-cell>
          <table:table-cell table:style-name="ce3" office:value-type="string" calcext:value-type="string">
            <text:p>Topcase Assembly</text:p>
          </table:table-cell>
          <table:table-cell table:style-name="ce3" table:number-columns-repeated="1022"/>
        </table:table-row>
        <table:table-row table:style-name="ro2">
          <table:table-cell table:style-name="ce11" office:value-type="string" calcext:value-type="string">
            <text:p>REPAIR-ACER-CB-R751T-PALMREST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6B.GPZN7.019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REPAIR-ACER-CB-R751T-TRACKPA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56.GPZN7.001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REPAIR-ACER-CB-R751T-BATTERY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KT.00204.006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REPAIR-ACER-CB-R751T-USB-BOAR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55.GPZN7.001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REPAIR-ACER-CB-R751T-BOTTOM-COVER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60.GPZN7.002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1" office:value-type="string" calcext:value-type="string">
            <text:p>REPAIR-ACER-CB-R751T-MOTHERBOARD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2" office:value-type="string" calcext:value-type="string">
            <text:p>N/A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5" office:value-type="string" calcext:value-type="string">
            <text:p>REPAIR-ACER-CB-R751T-HPJ-REMOVAL</text:p>
          </table:table-cell>
          <table:table-cell table:style-name="ce14"/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REPAIR-ACER-CB-R751T-CP-REMOVAL</text:p>
          </table:table-cell>
          <table:table-cell table:style-name="ce14"/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REPAIR-ACER-CB-R751T-OS-RESTORE</text:p>
          </table:table-cell>
          <table:table-cell table:style-name="ce14"/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0"/>
          <table:table-cell table:number-columns-repeated="1023"/>
        </table:table-row>
        <table:table-row table:style-name="ro1">
          <table:table-cell table:style-name="ce2" office:value-type="string" calcext:value-type="string">
            <text:p>REPAIR-ACER-C810-DISPLAY-ASSEMBLY</text:p>
          </table:table-cell>
          <table:table-cell table:style-name="ce17" office:value-type="string" calcext:value-type="string">
            <text:p>Full Unit Repair for Acer C810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810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810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 text:c="2"/>B133HTN01.1-HW:1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33HTN01.1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33HTN01.1-HW:2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L.13305.02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N133BGE-EAB-REV.C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133NWN1.R3-HW:1.2-FW:0.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M133NWN1.R3-HW:4.C-FW:0.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14N2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14N2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PRN2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C0200212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HINGESET</text:p>
          </table:table-cell>
          <table:table-cell table:style-name="ce14" office:value-type="string" calcext:value-type="string">
            <text:p>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PRN2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MICROPHONE</text:p>
          </table:table-cell>
          <table:table-cell table:style-name="ce14" office:value-type="string" calcext:value-type="string">
            <text:p>Microphon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MPR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7.MPRN2.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81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810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14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14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DC-JACK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PRN2.0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C30100TB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C14B8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40G.00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40G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HPJ-BOARD</text:p>
          </table:table-cell>
          <table:table-cell table:style-name="ce14" office:value-type="string" calcext:value-type="string">
            <text:p>Headphone Jack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MPR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14N2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SPEAKER-L</text:p>
          </table:table-cell>
          <table:table-cell table:style-name="ce14" office:value-type="string" calcext:value-type="string">
            <text:p>Left 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MPRN2.002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SPEAKER-R</text:p>
          </table:table-cell>
          <table:table-cell table:style-name="ce14" office:value-type="string" calcext:value-type="string">
            <text:p>Right 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MPRN2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810-TRACKPAD-CABLE</text:p>
          </table:table-cell>
          <table:table-cell table:style-name="ce14" office:value-type="string" calcext:value-type="string">
            <text:p>Trackpad Cabl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PRN2.0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738T-DISPLAY-ASSEMBLY</text:p>
          </table:table-cell>
          <table:table-cell table:style-name="ce17" office:value-type="string" calcext:value-type="string">
            <text:p>Full Unit Repair for Acer C738T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38T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738T-LCD-DIGI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M.G55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M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DIGI-SENSOR</text:p>
          </table:table-cell>
          <table:table-cell table:style-name="ce14" office:value-type="string" calcext:value-type="string">
            <text:p>Digitizer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55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55N7.0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28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MICROPHONE</text:p>
          </table:table-cell>
          <table:table-cell table:style-name="ce14" office:value-type="string" calcext:value-type="string">
            <text:p>Microphon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C.21411.03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WIFI-ANTENNA</text:p>
          </table:table-cell>
          <table:table-cell table:style-name="ce14" office:value-type="string" calcext:value-type="string">
            <text:p>Wifi Antenna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55N7.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738T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-C738T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55N7.01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BOTTOMCASE</text:p>
          </table:table-cell>
          <table:table-cell table:style-name="ce14" office:value-type="string" calcext:value-type="string">
            <text:p>Bottomcas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SPEAKERSET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WIFI-CARD</text:p>
          </table:table-cell>
          <table:table-cell table:style-name="ce14" office:value-type="string" calcext:value-type="string">
            <text:p>Wifi C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I.STN01.0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3.01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5.00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C15A3J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-C738T-LED-BOARD</text:p>
          </table:table-cell>
          <table:table-cell table:style-name="ce14" office:value-type="string" calcext:value-type="string">
            <text:p>LED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55N7.0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AIR-ACER-C731T-DISPLAY-ASSEMBLY</text:p>
          </table:table-cell>
          <table:table-cell table:style-name="ce17" office:value-type="string" calcext:value-type="string">
            <text:p>Full Unit Repair for Acer C731T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31T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731T-TOUCHSCREEN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AK01.0-HW:1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CAM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S.0HD0Q.002 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M9N7.0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M9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M9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33.GM9N7.001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ACER-C731T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731T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G.01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DCJACK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M9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USB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M9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M9N7.01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T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2" office:value-type="string" calcext:value-type="string">
            <text:p>REPAIR-ACER-C731-DISPLAY-ASSEMBLY</text:p>
          </table:table-cell>
          <table:table-cell table:style-name="ce17" office:value-type="string" calcext:value-type="string">
            <text:p>Full Unit Repair for Acer C73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3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731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16BCA-EA1-REVC.1-C73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C731-LC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CAM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S.0HD0Q.002 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C731-CM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M9N7.0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M9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M9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33.GM9N7.001</text:p>
          </table:table-cell>
          <table:table-cell/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ACER-C73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731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G.01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DCJACK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M9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TRACKPAD-CABLE</text:p>
          </table:table-cell>
          <table:table-cell table:style-name="ce14" office:value-type="string" calcext:value-type="string">
            <text:p>Trackpad Cabl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M9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USB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M9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M9N7.01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M9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MOTHERBOARD-SWAP-2GB</text:p>
          </table:table-cell>
          <table:table-cell table:style-name="ce14" office:value-type="string" calcext:value-type="string">
            <text:p>Motherboard Swap 2GB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B.GM811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MOTHERBOARD-SWAP-4GB</text:p>
          </table:table-cell>
          <table:table-cell table:style-name="ce14" office:value-type="string" calcext:value-type="string">
            <text:p>Motherboard Swap 4GB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B.GM811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1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 table:number-rows-repeated="47">
          <table:table-cell table:style-name="ce1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B3-111-DISPLAY-ASSEMBLY</text:p>
          </table:table-cell>
          <table:table-cell table:style-name="ce17" office:value-type="string" calcext:value-type="string">
            <text:p>Full Unit Repair for Acer CB3-11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B3-11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3-111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QNN7.03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C.21411.02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QN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QN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QN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B3-11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3-111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QNN7.03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G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MQN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MQN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MQN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BOTTOM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MQNN7.03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WIFI-CARD</text:p>
          </table:table-cell>
          <table:table-cell table:style-name="ce14" office:value-type="string" calcext:value-type="string">
            <text:p>Wifi C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I.WKN01.0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111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B3-431-DISPLAY-ASSEMBLY</text:p>
          </table:table-cell>
          <table:table-cell table:style-name="ce17" office:value-type="string" calcext:value-type="string">
            <text:p>Full Unit Repair for Acer CB3-43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B3-43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3-431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L.14005.02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V140FHM-N4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HCE-EAAREVC.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40HAN02.1-HW:4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S.0HD06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C2N5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C2N5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C2N5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HINGECOVER</text:p>
          </table:table-cell>
          <table:table-cell table:style-name="ce14" office:value-type="string" calcext:value-type="string">
            <text:p>Hinge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42.GC2N5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B3-43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3-431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C2N5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3.01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WIFI-CARD</text:p>
          </table:table-cell>
          <table:table-cell table:style-name="ce14" office:value-type="string" calcext:value-type="string">
            <text:p>Wifi C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E.11A0N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DC-JACK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C2N5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C2N5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BOTTOM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C2N5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C2N5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CHARGING-PORT-REMOVAL</text:p>
          </table:table-cell>
          <table:table-cell table:style-name="ce14" office:value-type="string" calcext:value-type="string">
            <text:p>Charging Port Removla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3-431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B5-312T-DISPLAY-ASSEMBLY</text:p>
          </table:table-cell>
          <table:table-cell table:style-name="ce17" office:value-type="string" calcext:value-type="string">
            <text:p>Full Unit Repair for Acer CB5-312T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B5-312T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5-312T-TOUCHSCREEN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M.GHP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HINGECOVER</text:p>
          </table:table-cell>
          <table:table-cell table:style-name="ce14" office:value-type="string" calcext:value-type="string">
            <text:p>Hinge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42.GHP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HP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HP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HP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MICROPHONE</text:p>
          </table:table-cell>
          <table:table-cell table:style-name="ce14" office:value-type="string" calcext:value-type="string">
            <text:p>Microphon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HP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B5-312T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5-312T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HPN7.03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BOTTOM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HP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5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HP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HP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AUDIO-BOARD</text:p>
          </table:table-cell>
          <table:table-cell table:style-name="ce14" office:value-type="string" calcext:value-type="string">
            <text:p>Audi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HP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312T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B5-132T-DISPLAY-ASSEMBLY</text:p>
          </table:table-cell>
          <table:table-cell table:style-name="ce17" office:value-type="string" calcext:value-type="string">
            <text:p>Full Unit Repair for Acer CB5-132T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B5-132T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5-132T-TOUCHSCREEN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M.G54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MICROPHONE</text:p>
          </table:table-cell>
          <table:table-cell table:style-name="ce14" office:value-type="string" calcext:value-type="string">
            <text:p>Microphon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55N7.0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GSENSOR-BOARD</text:p>
          </table:table-cell>
          <table:table-cell table:style-name="ce14" office:value-type="string" calcext:value-type="string">
            <text:p>Digitizer Sensor Board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55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GSENSOR-CABLE</text:p>
          </table:table-cell>
          <table:table-cell table:style-name="ce14" office:value-type="string" calcext:value-type="string">
            <text:p>Digitizer Cabl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55N7.0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54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B5-132T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B5-132T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54N7.01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BOTTOM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54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54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55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LED-BOARD</text:p>
          </table:table-cell>
          <table:table-cell table:style-name="ce14" office:value-type="string" calcext:value-type="string">
            <text:p>LED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3.01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WIFI-CARD</text:p>
          </table:table-cell>
          <table:table-cell table:style-name="ce14" office:value-type="string" calcext:value-type="string">
            <text:p>Wifi C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I.STN01.0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55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HPJ-REMOVAL</text:p>
          </table:table-cell>
          <table:table-cell table:style-name="ce14" office:value-type="string" calcext:value-type="string">
            <text:p>Headphone Jack Removla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CHARGING-PORT-REMOVAL</text:p>
          </table:table-cell>
          <table:table-cell table:style-name="ce14" office:value-type="string" calcext:value-type="string">
            <text:p>Charging Port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B5-132T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771-DISPLAY-ASSEMBLY</text:p>
          </table:table-cell>
          <table:table-cell table:style-name="ce17" office:value-type="string" calcext:value-type="string">
            <text:p>Full Unit Repair for Acer C77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77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771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LCD-TOUCH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AK01.0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0-HW:1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NZ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LVDS-TOUCH</text:p>
          </table:table-cell>
          <table:table-cell table:style-name="ce14" office:value-type="string" calcext:value-type="string">
            <text:p>LVDS Cable Repair (Touchscreen)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P6N7.0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0.GN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NZ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N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S.0HD05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MICROPHONE</text:p>
          </table:table-cell>
          <table:table-cell table:style-name="ce14" office:value-type="string" calcext:value-type="string">
            <text:p>Microphon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NZ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NZ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77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771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NZN7.01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GN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N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WIFI-CARD</text:p>
          </table:table-cell>
          <table:table-cell table:style-name="ce14" office:value-type="string" calcext:value-type="string">
            <text:p>Wifi C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6088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BOTTOM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NZ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304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N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71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R751T-DISPLAY-ASSEMBLY</text:p>
          </table:table-cell>
          <table:table-cell table:style-name="ce17" office:value-type="string" calcext:value-type="string">
            <text:p>Full Unit Repair for Acer R751T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R751T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R751T-TOUCHSCREEN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M.GP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P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P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GPZ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SENSOR-BOARD</text:p>
          </table:table-cell>
          <table:table-cell table:style-name="ce14" office:value-type="string" calcext:value-type="string">
            <text:p>Digitizer Senso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PZ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GPZN7.00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R751T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R751T-PALMREST</text:p>
          </table:table-cell>
          <table:table-cell table:style-name="ce14" office:value-type="string" calcext:value-type="string">
            <text:p>Palmrest Repait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B.GPZN7.01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BOTTOM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GPZ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T.00204.0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B.GNJ11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WIFI-CARD</text:p>
          </table:table-cell>
          <table:table-cell table:style-name="ce14" office:value-type="string" calcext:value-type="string">
            <text:p>Wifi C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265NG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GP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GPZ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R751T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910-DISPLAY-ASSEMBLY</text:p>
          </table:table-cell>
          <table:table-cell table:style-name="ce17" office:value-type="string" calcext:value-type="string">
            <text:p>Full Unit Repair for Acer C910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CER-C910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910-LCD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56FHM-N4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56HGE-EABREVC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C.21411.03Q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3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3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HINGE-L</text:p>
          </table:table-cell>
          <table:table-cell table:style-name="ce14" office:value-type="string" calcext:value-type="string">
            <text:p>Lef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UNN7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HINGE-R</text:p>
          </table:table-cell>
          <table:table-cell table:style-name="ce14" office:value-type="string" calcext:value-type="string">
            <text:p>Right 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UN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LVDS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UNN7.0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91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CER-C910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.EF3N7.0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C14B8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IO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MUN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LED-BOARD</text:p>
          </table:table-cell>
          <table:table-cell table:style-name="ce14" office:value-type="string" calcext:value-type="string">
            <text:p>LED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5.MUN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SPEAKERS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3.MUN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SSD-16GB</text:p>
          </table:table-cell>
          <table:table-cell table:style-name="ce14" office:value-type="string" calcext:value-type="string">
            <text:p>SSD Replacement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KN.16G07.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NS4151S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6.EF3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TRACKPAD-CABLE</text:p>
          </table:table-cell>
          <table:table-cell table:style-name="ce14" office:value-type="string" calcext:value-type="string">
            <text:p>Trackpad Cabl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0.MUN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TRACKPAD-BRACKET</text:p>
          </table:table-cell>
          <table:table-cell table:style-name="ce14" office:value-type="string" calcext:value-type="string">
            <text:p>Trackpad Bracke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3.MUN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MOTHERBOARD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WIFI-SOLDER</text:p>
          </table:table-cell>
          <table:table-cell table:style-name="ce14" office:value-type="string" calcext:value-type="string">
            <text:p>Wifi Cable Solde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CABLE-RESEAT</text:p>
          </table:table-cell>
          <table:table-cell table:style-name="ce14" office:value-type="string" calcext:value-type="string">
            <text:p>Cable Resea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910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AIR-ACER-C732T-DISPLAY-ASSEMBLY</text:p>
          </table:table-cell>
          <table:table-cell table:style-name="ce2" office:value-type="string" calcext:value-type="string">
            <text:p>Full Unit Repair for Acer C732T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ACER-C732T-DISPLAY-ASSEMBLY</text:p>
          </table:table-cell>
          <table:table-cell table:style-name="ce3" office:value-type="string" calcext:value-type="string">
            <text:p>Display Assembly</text:p>
          </table:table-cell>
          <table:table-cell table:style-name="ce3" table:number-columns-repeated="1022"/>
        </table:table-row>
        <table:table-row table:style-name="ro1">
          <table:table-cell table:style-name="ce11" office:value-type="string" calcext:value-type="string">
            <text:p>REPAIR-ACER-C732T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KL.11605.04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P116WH8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REPAIR-ACER-C732T-SCREEN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0.GUK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3.GUM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3.GUM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MICROPHONE</text:p>
          </table:table-cell>
          <table:table-cell table:style-name="ce11" office:value-type="string" calcext:value-type="string">
            <text:p>Microphon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3.GUM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0.GULN7.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0.GULN7.001-X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CAMERA</text:p>
          </table:table-cell>
          <table:table-cell table:style-name="ce11" office:value-type="string" calcext:value-type="string">
            <text:p>Camera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KS.0HD06.0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S.0HD06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0.GUM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732T-TOPCASE-ASSEMBLY</text:p>
          </table:table-cell>
          <table:table-cell table:style-name="ce3" office:value-type="string" calcext:value-type="string">
            <text:p>Topcase Assembly</text:p>
          </table:table-cell>
          <table:table-cell table:style-name="ce3" table:number-columns-repeated="1022"/>
        </table:table-row>
        <table:table-row table:style-name="ro1">
          <table:table-cell table:style-name="ce11" office:value-type="string" calcext:value-type="string">
            <text:p>REPAIR-ACER-C732T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B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0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KT.00304.00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T.00304.00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13J4K-MODIFIEDCBL</text:p>
          </table:table-cell>
          <table:table-cell/>
          <table:table-cell table:style-name="ce9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ACER-C732T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6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0.GUK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860883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1229-8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USB-BOARD</text:p>
          </table:table-cell>
          <table:table-cell table:style-name="ce11" office:value-type="string" calcext:value-type="string">
            <text:p>USB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5.GVJ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3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WIFI-SOLDER</text:p>
          </table:table-cell>
          <table:table-cell table:style-name="ce11" office:value-type="string" calcext:value-type="string">
            <text:p>Wifi Cable Solde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T-MB-SWAP</text:p>
          </table:table-cell>
          <table:table-cell table:style-name="ce11" office:value-type="string" calcext:value-type="string">
            <text:p>Motherboard Swap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B.GUL11.00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CER-C732-DISPLAY-ASSEMBLY</text:p>
          </table:table-cell>
          <table:table-cell table:style-name="ce2" office:value-type="string" calcext:value-type="string">
            <text:p>Full Unit Repair for Acer C732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ACER-C732-DISPLAY-ASSEMBLY</text:p>
          </table:table-cell>
          <table:table-cell table:style-name="ce3" office:value-type="string" calcext:value-type="string">
            <text:p>Display Assembly</text:p>
          </table:table-cell>
          <table:table-cell table:style-name="ce3" table:number-columns-repeated="1022"/>
        </table:table-row>
        <table:table-row table:style-name="ro1">
          <table:table-cell table:style-name="ce11" office:value-type="string" calcext:value-type="string">
            <text:p>REPAIR-ACER-C73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116BCA-EA1-REVC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0.GUK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3.GUM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3.GUM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MICROPHONE</text:p>
          </table:table-cell>
          <table:table-cell table:style-name="ce11" office:value-type="string" calcext:value-type="string">
            <text:p>Microphon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3.GUM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0.GUKN7.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C732-CL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CAMERA</text:p>
          </table:table-cell>
          <table:table-cell table:style-name="ce11" office:value-type="string" calcext:value-type="string">
            <text:p>Camera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KS.0HD06.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0.GUMN7.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ER-C732-TOPCASE-ASSEMBLY</text:p>
          </table:table-cell>
          <table:table-cell table:style-name="ce3" office:value-type="string" calcext:value-type="string">
            <text:p>Topcase Assembly</text:p>
          </table:table-cell>
          <table:table-cell table:style-name="ce3" table:number-columns-repeated="1022"/>
        </table:table-row>
        <table:table-row table:style-name="ro1">
          <table:table-cell table:style-name="ce11" office:value-type="string" calcext:value-type="string">
            <text:p>REPAIR-ACER-C73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B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0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KT.00304.0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6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0.GUKN7.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860883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1229-8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USB-BOARD</text:p>
          </table:table-cell>
          <table:table-cell table:style-name="ce11" office:value-type="string" calcext:value-type="string">
            <text:p>USB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5.GVJ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3.GUKN7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WIFI-SOLDER</text:p>
          </table:table-cell>
          <table:table-cell table:style-name="ce11" office:value-type="string" calcext:value-type="string">
            <text:p>Wifi Cable Solde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29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CER-C732-MB-SWAP</text:p>
          </table:table-cell>
          <table:table-cell table:style-name="ce11" office:value-type="string" calcext:value-type="string">
            <text:p>Motherboard Swap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29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B.GUK11.001</text:p>
          </table:table-cell>
          <table:table-cell table:number-columns-repeated="1023"/>
        </table:table-row>
        <table:table-row table:style-name="ro1" table:number-rows-repeated="1047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US" table:style-name="ta2"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6" office:value-type="string" calcext:value-type="string">
            <text:p>Description</text:p>
          </table:table-cell>
          <table:table-cell table:style-name="ce7" office:value-type="string" calcext:value-type="string">
            <text:p>Labor In Minu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PAIR-ASUS-C100PA</text:p>
          </table:table-cell>
          <table:table-cell table:style-name="ce17" office:value-type="string" calcext:value-type="string">
            <text:p>Full Unit Repair for Asus C100P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C100P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100PA-LCD-DIGI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90NL0971-R20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L0971-R7A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13NL0971AM0132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4005-0169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971P0901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971M08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971M07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SUS-C100P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100P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L0971-R31US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13NL0971AM0212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L0971AM0222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13NL0971AM0232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L0971AM031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DW3152-000111F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L0970-R90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72-0174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B200-0155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B200-0165000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0B200-016501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POWERBOARD</text:p>
          </table:table-cell>
          <table:table-cell table:style-name="ce11" office:value-type="string" calcext:value-type="string">
            <text:p>Power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NL0970-IO1040-2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100P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SUS-C200MA</text:p>
          </table:table-cell>
          <table:table-cell table:style-name="ce17" office:value-type="string" calcext:value-type="string">
            <text:p>Full Unit Repair for Asus C200M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C200M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200MA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16BGE-EB2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B2REV.C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B2REVC.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16XTN02.2-HW:1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B2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1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13NB05M1AP06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B05M1-R7A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4005-0135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0C7LC01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C200-HINGECOV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ASUS-CB-C200MA-CAMERA</text:p>
          </table:table-cell>
          <table:table-cell table:style-name="ce14" office:value-type="string" calcext:value-type="string">
            <text:p>Webcam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26" table:number-columns-repeated="1021"/>
        </table:table-row>
        <table:table-row table:style-name="ro1">
          <table:table-cell table:style-name="ce10" office:value-type="string" calcext:value-type="string">
            <text:p>04081-0009350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ASUS-CB-C200MA-HINGESET</text:p>
          </table:table-cell>
          <table:table-cell table:style-name="ce14" office:value-type="string" calcext:value-type="string">
            <text:p>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26" table:number-columns-repeated="1021"/>
        </table:table-row>
        <table:table-row table:style-name="ro1">
          <table:table-cell table:style-name="ce10" office:value-type="string" calcext:value-type="string">
            <text:p>C200-HINGESE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SUS-C200M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200M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M1AP03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B05M1-R31US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B05M1-R7D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B05M1AP010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B05M1-R9001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B200-0097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31N1342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0B200-009702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B05M0-R100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MISSING-KEY</text:p>
          </table:table-cell>
          <table:table-cell table:style-name="ce11" office:value-type="string" calcext:value-type="string">
            <text:p>Key Cap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SUS-C200MA-EDU-TP-CA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0MA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10663-0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SUS-C201PA</text:p>
          </table:table-cell>
          <table:table-cell table:style-name="ce17" office:value-type="string" calcext:value-type="string">
            <text:p>Full Unit Repair for Asus C201P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C201P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201PA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TN02.3-HW:3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16BGE-EB2REV.C3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B2REV.C5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B2REV.C6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L0912-R7B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13NL0912AP010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L0912-R7A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B0912AP010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81-000935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L0912AP02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911M04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B0911M0402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911M03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FB0Q100501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B0911M0302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4005-016603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00Q1LC11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SUS-C201P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201P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912AP04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L0912-R31US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B0912AP04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L0912-R7D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13NB0912AP03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60-0073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72-016801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072-016800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NL0910-IO1000-2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90NL0910-R1001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B200-0147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B200-014702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C21N14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1P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ASUS-CB-C201PA-TRACKPAD-CABLE</text:p>
          </table:table-cell>
          <table:table-cell table:style-name="ce14" office:value-type="string" calcext:value-type="string">
            <text:p>Trackpad Cabl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14010-00440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SUS-C202SA-YS02</text:p>
          </table:table-cell>
          <table:table-cell table:style-name="ce17" office:value-type="string" calcext:value-type="string">
            <text:p>Full Unit Repair for Asus C202SA-YS0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C202SA-YS0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202SA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/>B116XTN02.3-HW:3B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1(T&amp;B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3B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0Y2AP01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X00Y2-R7A01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0Y2P02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90NX00Y2-R7B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4005-020201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0Q3LC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4005-020203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14005-020202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81-000935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0Y2P05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13NX00Y2P05012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X00Y2P0511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0Y0M04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13NX00Y0M040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0Y0M03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X00Y0M030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SUS-C202SA-YS0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202S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Y00Y1AP03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X00Y1-R301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0Y2AP04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X00Y2-R7D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0Y0-R90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72-020701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072-0207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90NX00Y0-R10010-NOCABL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X00Y0-R10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C012-0011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B200-0199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MISSING-KEY</text:p>
          </table:table-cell>
          <table:table-cell table:style-name="ce11" office:value-type="string" calcext:value-type="string">
            <text:p>Key Cap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202SA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4010-004413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SUS-C300MA</text:p>
          </table:table-cell>
          <table:table-cell table:style-name="ce17" office:value-type="string" calcext:value-type="string">
            <text:p>Full Unit Repair for Asus C300M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C300M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300MA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33BGE-EAB-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M133NWN1.R3-HW:1.2-FW:0.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33WX11660BUX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3WX11660BUX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L.13305.01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B133WX1-402VER3.2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B133WX1-402VER3.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133NWN1.R3-HW:1.A-FW:0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B133WX1-40SVER3.2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0006281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133NWN1.R3-HW:4.C-FW:0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33XTN01.6-HW:2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33XTN01.3-HW:2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0006281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HB133WX1-402VER3.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133NWN1-HW:4.C-FW:0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HB133WX1-40SVER3.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KL.1330D.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TOPCOVER-BLK</text:p>
          </table:table-cell>
          <table:table-cell table:style-name="ce11" office:value-type="string" calcext:value-type="string">
            <text:p>Black 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1AP01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TOPCOVER-BLUE</text:p>
          </table:table-cell>
          <table:table-cell table:style-name="ce11" office:value-type="string" calcext:value-type="string">
            <text:p>Blue 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4AP01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TOPCOVER-YELLOW</text:p>
          </table:table-cell>
          <table:table-cell table:style-name="ce11" office:value-type="string" calcext:value-type="string">
            <text:p>Yellow 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5AP01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TOPCOVER-RED</text:p>
          </table:table-cell>
          <table:table-cell table:style-name="ce11" office:value-type="string" calcext:value-type="string">
            <text:p>Red 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3AP01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ASUS-CB-C300MA-TOPCOVER-WHT</text:p>
          </table:table-cell>
          <table:table-cell table:style-name="ce11" office:value-type="string" calcext:value-type="string">
            <text:p>White 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6AP01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BEZEL-BLK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1AP02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90NB05W1-R7B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0C8LC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00CBLC00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14005-014504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C300-HINGESE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ASUS-CB-C300MA-HINGECOVER-BLK</text:p>
          </table:table-cell>
          <table:table-cell table:style-name="ce11" office:value-type="string" calcext:value-type="string">
            <text:p>Black 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1P08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HINGECOVER-WHT</text:p>
          </table:table-cell>
          <table:table-cell table:style-name="ce11" office:value-type="string" calcext:value-type="string">
            <text:p>White 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2P08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CABLE-RESEAT</text:p>
          </table:table-cell>
          <table:table-cell table:style-name="ce11" office:value-type="string" calcext:value-type="string">
            <text:p>Cable Reseta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SUS-C300M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B-C300MA-PALMREST-BLK</text:p>
          </table:table-cell>
          <table:table-cell table:style-name="ce11" office:value-type="string" calcext:value-type="string">
            <text:p>Black 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1AP03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L0C8TCJN0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B05W1-R31US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PALMREST-WHT</text:p>
          </table:table-cell>
          <table:table-cell table:style-name="ce11" office:value-type="string" calcext:value-type="string">
            <text:p>White 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6AP0201 <text:s/>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0NB05W6-R31US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BOTTOMCOVER-BLK</text:p>
          </table:table-cell>
          <table:table-cell table:style-name="ce11" office:value-type="string" calcext:value-type="string">
            <text:p>Black Bottom 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1AP06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13NB05W1AP06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BOTTOMCOVER-BLUE</text:p>
          </table:table-cell>
          <table:table-cell table:style-name="ce11" office:value-type="string" calcext:value-type="string">
            <text:p>Blue Bottom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4AP06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BOTTOMCOVER-YELLOW</text:p>
          </table:table-cell>
          <table:table-cell table:style-name="ce11" office:value-type="string" calcext:value-type="string">
            <text:p>Yellow Bottom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5AP06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BOTTOMCOVER-RED</text:p>
          </table:table-cell>
          <table:table-cell table:style-name="ce11" office:value-type="string" calcext:value-type="string">
            <text:p>Red Bottom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B05W3AP06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0NB05W0-1011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B200-0101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31N334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B-C300M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SUS-T100HA</text:p>
          </table:table-cell>
          <table:table-cell table:style-name="ce17" office:value-type="string" calcext:value-type="string">
            <text:p>Full Unit Repair for Asus T100H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T100H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T100HA-DIGI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B0748-R20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T100H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ASUS-C213SA</text:p>
          </table:table-cell>
          <table:table-cell table:style-name="ce17" office:value-type="string" calcext:value-type="string">
            <text:p>Full Unit Repair for Asus C213S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ASUS-C213S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213SA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AK01.2-HW:0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SENSOR-BOARD</text:p>
          </table:table-cell>
          <table:table-cell table:style-name="ce11" office:value-type="string" calcext:value-type="string">
            <text:p>Sensor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1C0-R100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4005-024501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1C1-R7B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081-000981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1C1-R7A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SUS-C213S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ASUS-C213S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1C1AP04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B200-024401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C012-0011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BOTTOM-DOOR</text:p>
          </table:table-cell>
          <table:table-cell table:style-name="ce11" office:value-type="string" calcext:value-type="string">
            <text:p>Bottom Doo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13NX01C0AP02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1C0-R10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1C0-R7D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NX01C0-R90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ASUS-C213S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L" table:style-name="ta3">
        <office:forms form:automatic-focus="false" form:apply-design-mode="false"/>
        <table:table-column table:style-name="co7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9" table:default-cell-style-name="ce43"/>
        <table:table-column table:style-name="co4" table:number-columns-repeated="1019" table:default-cell-style-name="ce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>
            <text:p>Description</text:p>
          </table:table-cell>
          <table:table-cell table:style-name="ce102" office:value-type="string" calcext:value-type="string">
            <text:p>Labor In Minutes</text:p>
          </table:table-cell>
          <table:table-cell table:number-columns-repeated="1021"/>
        </table:table-row>
        <table:table-row table:style-name="ro1">
          <table:table-cell table:style-name="ce89" office:value-type="string" calcext:value-type="string">
            <text:p>REPAIR-DELL-CB1C13</text:p>
          </table:table-cell>
          <table:table-cell table:style-name="ce100" office:value-type="string" calcext:value-type="string">
            <text:p>Full Unit Repair for Dell CB1C13 (Gen 1)</text:p>
          </table:table-cell>
          <table:table-cell table:style-name="ce102"/>
          <table:table-cell table:style-name="ce2"/>
          <table:table-cell table:style-name="ce44"/>
          <table:table-cell table:style-name="ce2" table:number-columns-repeated="1019"/>
        </table:table-row>
        <table:table-row table:style-name="ro1">
          <table:table-cell table:style-name="ce89" office:value-type="string" calcext:value-type="string">
            <text:p>DELL-CB1C13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B-CB1C13-GLASS</text:p>
          </table:table-cell>
          <table:table-cell table:style-name="ce90" office:value-type="string" calcext:value-type="string">
            <text:p>Glass Repair</text:p>
          </table:table-cell>
          <table:table-cell table:style-name="ce90" office:value-type="float" office:value="45" calcext:value-type="float">
            <text:p>4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ELL-CB11-GLASS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7179K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2" office:value-type="string" calcext:value-type="string">
            <text:p>REPAIR-DELL-CB-CB1C13-LCD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T116WHM-N2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NT116WHM-N1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N116BGE-EA2REVC.3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B116XTN02.3-HW:2A/FW: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TOPCOVER</text:p>
          </table:table-cell>
          <table:table-cell table:style-name="ce90" office:value-type="string" calcext:value-type="string">
            <text:p>Topcover Repair</text:p>
          </table:table-cell>
          <table:table-cell table:style-name="ce90" office:value-type="float" office:value="45" calcext:value-type="float">
            <text:p>4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56JWV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LVDS</text:p>
          </table:table-cell>
          <table:table-cell table:style-name="ce90" office:value-type="string" calcext:value-type="string">
            <text:p>LVDS Cable Repair</text:p>
          </table:table-cell>
          <table:table-cell table:style-name="ce90" office:value-type="float" office:value="45" calcext:value-type="float">
            <text:p>4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D0ZM7LC01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23ZM7LAWI1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CAMERA</text:p>
          </table:table-cell>
          <table:table-cell table:style-name="ce90" office:value-type="string" calcext:value-type="string">
            <text:p>Webcam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HTVF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HINGECOVER</text:p>
          </table:table-cell>
          <table:table-cell table:style-name="ce90" office:value-type="string" calcext:value-type="string">
            <text:p>Hingecover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11G1-HINGECOVER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HINGE-L</text:p>
          </table:table-cell>
          <table:table-cell table:style-name="ce90" office:value-type="string" calcext:value-type="string">
            <text:p>Left Hinge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BZM700301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HINGE-R</text:p>
          </table:table-cell>
          <table:table-cell table:style-name="ce90" office:value-type="string" calcext:value-type="string">
            <text:p>Right Hinge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BZM700401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CABLE-RESEAT</text:p>
          </table:table-cell>
          <table:table-cell table:style-name="ce90" office:value-type="string" calcext:value-type="string">
            <text:p>Cable Reseat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WIFI-ANTENNA</text:p>
          </table:table-cell>
          <table:table-cell table:style-name="ce90" office:value-type="string" calcext:value-type="string">
            <text:p>Wifi Cable Repair</text:p>
          </table:table-cell>
          <table:table-cell table:style-name="ce90" office:value-type="float" office:value="45" calcext:value-type="float">
            <text:p>4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Q6E15G410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89" office:value-type="string" calcext:value-type="string">
            <text:p>DELL-CB1C13-TOPCASE-ASSEMBLY</text:p>
          </table:table-cell>
          <table:table-cell table:style-name="ce100" office:value-type="string" calcext:value-type="string">
            <text:p>Topcase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B-CB1C13-PALMREST</text:p>
          </table:table-cell>
          <table:table-cell table:style-name="ce90" office:value-type="string" calcext:value-type="string">
            <text:p>Palmrest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CK4ND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WR67C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BOTTOMCOVER</text:p>
          </table:table-cell>
          <table:table-cell table:style-name="ce90" office:value-type="string" calcext:value-type="string">
            <text:p>Bottom Cover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VY6KH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X9XCN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0VY6KH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BATTERY</text:p>
          </table:table-cell>
          <table:table-cell table:style-name="ce90" office:value-type="string" calcext:value-type="string">
            <text:p>Battery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1132N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SPEAKERS</text:p>
          </table:table-cell>
          <table:table-cell table:style-name="ce90" office:value-type="string" calcext:value-type="string">
            <text:p>Speaker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CH8TH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WIFI-CARD</text:p>
          </table:table-cell>
          <table:table-cell table:style-name="ce90" office:value-type="string" calcext:value-type="string">
            <text:p>Wifi C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K2GW5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HEATSINK</text:p>
          </table:table-cell>
          <table:table-cell table:style-name="ce90" office:value-type="string" calcext:value-type="string">
            <text:p>Heatsink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GMJ2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FAN</text:p>
          </table:table-cell>
          <table:table-cell table:style-name="ce90" office:value-type="string" calcext:value-type="string">
            <text:p>Fan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M46X2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DC-JACK</text:p>
          </table:table-cell>
          <table:table-cell table:style-name="ce90" office:value-type="string" calcext:value-type="string">
            <text:p>DC Jack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PHXNH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DD0ZM7AD00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IO-BOARD</text:p>
          </table:table-cell>
          <table:table-cell table:style-name="ce90" office:value-type="string" calcext:value-type="string">
            <text:p>I/O Bo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9CKY7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TRACKPAD-CABLE</text:p>
          </table:table-cell>
          <table:table-cell table:style-name="ce90" office:value-type="string" calcext:value-type="string">
            <text:p>Trackpad Cable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KF6MP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LED-BOARD</text:p>
          </table:table-cell>
          <table:table-cell table:style-name="ce90" office:value-type="string" calcext:value-type="string">
            <text:p>LED Bo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R8DJR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SCREWSET</text:p>
          </table:table-cell>
          <table:table-cell table:style-name="ce90" office:value-type="string" calcext:value-type="string">
            <text:p>Screw Set Replacement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ELL11CB1C13-GEN1-SCREWSET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MISSING-KEY</text:p>
          </table:table-cell>
          <table:table-cell table:style-name="ce90" office:value-type="string" calcext:value-type="string">
            <text:p>Key Cap Replacement 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MOTHERBOARD</text:p>
          </table:table-cell>
          <table:table-cell table:style-name="ce90" office:value-type="string" calcext:value-type="string">
            <text:p>Motherboard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OS-RESTORE</text:p>
          </table:table-cell>
          <table:table-cell table:style-name="ce90" office:value-type="string" calcext:value-type="string">
            <text:p>Operating System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CHARGING-PORT-REMOVAL</text:p>
          </table:table-cell>
          <table:table-cell table:style-name="ce90" office:value-type="string" calcext:value-type="string">
            <text:p>Charging Port Removal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CB1C13-HPJ-REMOVAL</text:p>
          </table:table-cell>
          <table:table-cell table:style-name="ce90" office:value-type="string" calcext:value-type="string">
            <text:p>Headphone Jack Removal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table:number-columns-repeated="3"/>
          <table:table-cell table:number-columns-repeated="1021"/>
        </table:table-row>
        <table:table-row table:style-name="ro1">
          <table:table-cell table:style-name="ce89" office:value-type="string" calcext:value-type="string">
            <text:p>REPAIR-DELL-P22T</text:p>
          </table:table-cell>
          <table:table-cell table:style-name="ce100" office:value-type="string" calcext:value-type="string">
            <text:p>Full Unit Repair for Dell P22T (Gen 2)</text:p>
          </table:table-cell>
          <table:table-cell table:style-name="ce102"/>
          <table:table-cell table:style-name="ce2"/>
          <table:table-cell table:style-name="ce44"/>
          <table:table-cell table:style-name="ce2" table:number-columns-repeated="1019"/>
        </table:table-row>
        <table:table-row table:style-name="ro1">
          <table:table-cell table:style-name="ce89" office:value-type="string" calcext:value-type="string">
            <text:p>DELL-P22T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B-P22T-LCD-NON-TOUCH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T116WHM-N2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NT116WHM-N1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N116BGE-EA2REVC.3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B116XTN02.3-HW:2A/FW: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LCD-TOUCH</text:p>
          </table:table-cell>
          <table:table-cell table:style-name="ce90"/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3" office:value-type="string" calcext:value-type="string">
            <text:p>NV116WHM-A2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RJXPT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B116XTT01.1-HW:1A/FW: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B116XTT01.1-HW:0A/FW: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<text:s/>B116XAT02.2-HW:0A/FW: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TOPCOVER-BLK</text:p>
          </table:table-cell>
          <table:table-cell table:style-name="ce90" office:value-type="string" calcext:value-type="string">
            <text:p>Black Topcover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3CP5R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60MY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WFTT3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GNHJG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N4DDV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3CP5R-WITHLVDS/HINGES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TOPCOVER-BLUE</text:p>
          </table:table-cell>
          <table:table-cell table:style-name="ce90" office:value-type="string" calcext:value-type="string">
            <text:p>Blue Topcover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MP5XR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FK2JJ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BEZEL</text:p>
          </table:table-cell>
          <table:table-cell table:style-name="ce90" office:value-type="string" calcext:value-type="string">
            <text:p>Bezel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XP4KJ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WFFTC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HM71C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W2H2T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W3TXP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Y2H2T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LVDS-NON-TOUCH</text:p>
          </table:table-cell>
          <table:table-cell table:style-name="ce90" office:value-type="string" calcext:value-type="string">
            <text:p>LVDS Cable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R4NXP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PD4H4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<text:s/>DD0ZM8LC000 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DD0ZM8LC010 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DD0ZM8LC440 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LVDS-TOUCH</text:p>
          </table:table-cell>
          <table:table-cell table:style-name="ce90" office:value-type="string" calcext:value-type="string">
            <text:p>LVDS Cable Repair (Touchscreen)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6KMJY</text:p>
          </table:table-cell>
          <table:table-cell table:style-name="ce90" table:number-columns-repeated="2"/>
          <table:table-cell table:number-columns-repeated="1021"/>
        </table:table-row>
        <table:table-row table:style-name="ro4">
          <table:table-cell table:style-name="ce90" office:value-type="string" calcext:value-type="string">
            <text:p>REPAIR-DELL-CB-P22T-CABLE-RESEAT</text:p>
          </table:table-cell>
          <table:table-cell table:style-name="ce90" office:value-type="string" calcext:value-type="string">
            <text:p>Cable Reseat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SCREW-COVER</text:p>
          </table:table-cell>
          <table:table-cell table:style-name="ce90" office:value-type="string" calcext:value-type="string">
            <text:p>Screw Cover Replacement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L-CB11-3120-BEZELSTICKER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HINGE-L</text:p>
          </table:table-cell>
          <table:table-cell table:style-name="ce90" office:value-type="string" calcext:value-type="string">
            <text:p>Left Hinge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BZM800301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KM6V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HINGE-R</text:p>
          </table:table-cell>
          <table:table-cell table:style-name="ce90" office:value-type="string" calcext:value-type="string">
            <text:p>Right Hinge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BZM800201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42T0J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2" office:value-type="string" calcext:value-type="string">
            <text:p>REPAIR-DELL-CB-P22T-CAMERA</text:p>
          </table:table-cell>
          <table:table-cell table:style-name="ce90" office:value-type="string" calcext:value-type="string">
            <text:p>Webcam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9KGF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89" office:value-type="string" calcext:value-type="string">
            <text:p>DELL-P22T-TOPCASE-ASSEMBLY</text:p>
          </table:table-cell>
          <table:table-cell table:style-name="ce100" office:value-type="string" calcext:value-type="string">
            <text:p>Topcase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B-P22T-PALMREST-BLK</text:p>
          </table:table-cell>
          <table:table-cell table:style-name="ce90" office:value-type="string" calcext:value-type="string">
            <text:p>Palmrest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R36YR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<text:s/>RM8HM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38ZM8TCWI0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0" office:value-type="string" calcext:value-type="string">
            <text:p>REPAIR-DELL-CB-P22T-PALMREST-BLUE</text:p>
          </table:table-cell>
          <table:table-cell table:style-name="ce90" office:value-type="string" calcext:value-type="string">
            <text:p>Blue Palmrest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38ZM8TCWI3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<text:s/>38ZM8TCWI7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<text:s text:c="2"/>38ZM8TCWI10 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WIFI-CARD</text:p>
          </table:table-cell>
          <table:table-cell table:style-name="ce90" office:value-type="string" calcext:value-type="string">
            <text:p>Wifi C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GPFNK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784645-005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04X6007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float" office:value="20200552" calcext:value-type="float">
            <text:p>20200552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755529-005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<text:s/>KI.WKN01.006 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LED-BOARD</text:p>
          </table:table-cell>
          <table:table-cell table:style-name="ce90" office:value-type="string" calcext:value-type="string">
            <text:p>LED Bo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DAZM8YB34D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SPEAKERS</text:p>
          </table:table-cell>
          <table:table-cell table:style-name="ce90" office:value-type="string" calcext:value-type="string">
            <text:p>Speaker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5MXYN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DC-JACK</text:p>
          </table:table-cell>
          <table:table-cell table:style-name="ce90" office:value-type="string" calcext:value-type="string">
            <text:p>DC Jack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9F21D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BOTTOMCOVER</text:p>
          </table:table-cell>
          <table:table-cell table:style-name="ce90" office:value-type="string" calcext:value-type="string">
            <text:p>Bottom Cover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XYYH3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P22T-BATTERY</text:p>
          </table:table-cell>
          <table:table-cell table:style-name="ce90" office:value-type="string" calcext:value-type="string">
            <text:p>Battery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XKPD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<text:s/>KTCCN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5R9DD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IO-BOARD</text:p>
          </table:table-cell>
          <table:table-cell table:style-name="ce90" office:value-type="string" calcext:value-type="string">
            <text:p>I/O Bo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M90DT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MISSING-KEY</text:p>
          </table:table-cell>
          <table:table-cell table:style-name="ce90" office:value-type="string" calcext:value-type="string">
            <text:p>Key Cap Replacement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MOTHERBOARD</text:p>
          </table:table-cell>
          <table:table-cell table:style-name="ce90" office:value-type="string" calcext:value-type="string">
            <text:p>Motherboar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OS-RESTORE</text:p>
          </table:table-cell>
          <table:table-cell table:style-name="ce90" office:value-type="string" calcext:value-type="string">
            <text:p>Operating System Restore</text:p>
          </table:table-cell>
          <table:table-cell table:style-name="ce90" office:value-type="float" office:value="30" calcext:value-type="float">
            <text:p>30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CHARGING-PORT-REMOVAL</text:p>
          </table:table-cell>
          <table:table-cell table:style-name="ce90" office:value-type="string" calcext:value-type="string">
            <text:p>Charging Port Removal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office:value-type="string" calcext:value-type="string">
            <text:p>REPAIR-DELL-CB-P22T-HPJ-REMOVAL</text:p>
          </table:table-cell>
          <table:table-cell table:style-name="ce90" office:value-type="string" calcext:value-type="string">
            <text:p>Headphone Jack Removal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2" office:value-type="string" calcext:value-type="string">
            <text:p>REPAIR-DELL-CB-P22T-CABLE-RESEAT</text:p>
          </table:table-cell>
          <table:table-cell table:style-name="ce90" office:value-type="string" calcext:value-type="string">
            <text:p>Cable Reseat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/A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2" office:value-type="string" calcext:value-type="string">
            <text:p>REPAIR-DELL-CB-P22T-MBSWAP</text:p>
          </table:table-cell>
          <table:table-cell table:style-name="ce90" office:value-type="string" calcext:value-type="string">
            <text:p>Motherboard Swap</text:p>
          </table:table-cell>
          <table:table-cell table:style-name="ce90" office:value-type="float" office:value="45" calcext:value-type="float">
            <text:p>45</text:p>
          </table:table-cell>
          <table:table-cell table:style-name="ce90"/>
          <table:table-cell table:style-name="ce47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H4WJ5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AG-3120-MB01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0" table:number-columns-repeated="4"/>
          <table:table-cell table:number-columns-repeated="1020"/>
        </table:table-row>
        <table:table-row table:style-name="ro1">
          <table:table-cell table:style-name="ce89" office:value-type="string" calcext:value-type="string">
            <text:p>REPAIR-DELL-CRM3180</text:p>
          </table:table-cell>
          <table:table-cell table:style-name="ce100" office:value-type="string" calcext:value-type="string">
            <text:p>Full Unit Repair for Dell CRM3180 (Gen 3)</text:p>
          </table:table-cell>
          <table:table-cell table:style-name="ce102"/>
          <table:table-cell table:style-name="ce89"/>
          <table:table-cell table:style-name="ce44"/>
          <table:table-cell table:style-name="ce2" table:number-columns-repeated="1019"/>
        </table:table-row>
        <table:table-row table:style-name="ro1">
          <table:table-cell table:style-name="ce89" office:value-type="string" calcext:value-type="string">
            <text:p>DELL-CRM3180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89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RM3180-LCD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116BGE-EA2REVC.2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11" office:value-type="string" calcext:value-type="string">
            <text:p>REPAIR-DELL-CRM3180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KWY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0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P37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0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ELL-3180-HINGECOVER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0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HR5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0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1NX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0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ELL-CB11-3180-HINGE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0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F08KG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318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L-CRM318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14" office:value-type="string" calcext:value-type="string">
            <text:p>REPAIR-DELL-CRM3180-PALMREST</text:p>
          </table:table-cell>
          <table:table-cell table:style-name="ce14" office:value-type="string" calcext:value-type="string">
            <text:p>Palmres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VK0VC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KEYBOARD</text:p>
          </table:table-cell>
          <table:table-cell table:style-name="ce14" office:value-type="string" calcext:value-type="string">
            <text:p>Key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5XVF4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BOTTOM-COVER</text:p>
          </table:table-cell>
          <table:table-cell table:style-name="ce14" office:value-type="string" calcext:value-type="string">
            <text:p>Bottom Cov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YJDF3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BATTERY</text:p>
          </table:table-cell>
          <table:table-cell table:style-name="ce14" office:value-type="string" calcext:value-type="string">
            <text:p>Battery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Y07HK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DCJACK</text:p>
          </table:table-cell>
          <table:table-cell table:style-name="ce14" office:value-type="string" calcext:value-type="string">
            <text:p>DC Jack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XNJ46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MB</text:p>
          </table:table-cell>
          <table:table-cell table:style-name="ce14" office:value-type="string" calcext:value-type="string">
            <text:p>Mother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SPEAKER</text:p>
          </table:table-cell>
          <table:table-cell table:style-name="ce14" office:value-type="string" calcext:value-type="string">
            <text:p>Speaker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DW9G6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TRACKPAD</text:p>
          </table:table-cell>
          <table:table-cell table:style-name="ce14" office:value-type="string" calcext:value-type="string">
            <text:p>Trackpa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2" office:value-type="string" calcext:value-type="string">
            <text:p>3F43F</text:p>
          </table:table-cell>
          <table:table-cell table:style-name="ce21"/>
          <table:table-cell table:style-name="ce12"/>
          <table:table-cell table:style-name="ce21"/>
          <table:table-cell table:style-name="ce49"/>
          <table:table-cell table:style-name="ce21" table:number-columns-repeated="1019"/>
        </table:table-row>
        <table:table-row table:style-name="ro1">
          <table:table-cell table:style-name="ce30" office:value-type="string" calcext:value-type="string">
            <text:p>DELL11-3180-TP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TRACKPAD-CABLE</text:p>
          </table:table-cell>
          <table:table-cell table:style-name="ce14" office:value-type="string" calcext:value-type="string">
            <text:p>Trackpad Cabl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CPFC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HPJ-BOARD</text:p>
          </table:table-cell>
          <table:table-cell table:style-name="ce14" office:value-type="string" calcext:value-type="string">
            <text:p>I/O Boar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7YYXC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0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318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9" office:value-type="string" calcext:value-type="string">
            <text:p>REPAIR-DELL-CRM3189</text:p>
          </table:table-cell>
          <table:table-cell table:style-name="ce100" office:value-type="string" calcext:value-type="string">
            <text:p>Full Unit Repair for Dell CRM3189 (Gen 3)</text:p>
          </table:table-cell>
          <table:table-cell table:style-name="ce102"/>
          <table:table-cell table:style-name="ce2"/>
          <table:table-cell table:style-name="ce44"/>
          <table:table-cell table:style-name="ce2" table:number-columns-repeated="1019"/>
        </table:table-row>
        <table:table-row table:style-name="ro1">
          <table:table-cell table:style-name="ce89" office:value-type="string" calcext:value-type="string">
            <text:p>DELL-CRM3189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RM3189-TOUCHSCREEN</text:p>
          </table:table-cell>
          <table:table-cell table:style-name="ce90" office:value-type="string" calcext:value-type="string">
            <text:p>Touchscreen Repair</text:p>
          </table:table-cell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3" office:value-type="string" calcext:value-type="string">
            <text:p>798C5-NOANTENNA/LEDBOARD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KG3NX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KG3NX-NOFRAME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9-LVDS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HNM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WWP4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08K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P99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X4PJK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3189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L-CRM3189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11" office:value-type="string" calcext:value-type="string">
            <text:p>REPAIR-DELL-CRM3189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YFY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HNXP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2F43F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ELL11-3189-T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07H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K5C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17PW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XNJ4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HPJ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RRN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YYXC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189-POWER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table:number-columns-repeated="2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GJY4 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3189-MISSING-KEY</text:p>
          </table:table-cell>
          <table:table-cell table:style-name="ce14" office:value-type="string" calcext:value-type="string">
            <text:p>Key Cap Replacement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9-OS-RESTORE</text:p>
          </table:table-cell>
          <table:table-cell table:style-name="ce14" office:value-type="string" calcext:value-type="string">
            <text:p>Operating System Restore</text:p>
          </table:table-cell>
          <table:table-cell table:style-name="ce26" office:value-type="float" office:value="30" calcext:value-type="float">
            <text:p>30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9-CHARGING-PORT-REMOVAL</text:p>
          </table:table-cell>
          <table:table-cell table:style-name="ce14" office:value-type="string" calcext:value-type="string">
            <text:p>Charging Port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3189-HPJ-REMOVAL</text:p>
          </table:table-cell>
          <table:table-cell table:style-name="ce14" office:value-type="string" calcext:value-type="string">
            <text:p>Headphone Jack Removal</text:p>
          </table:table-cell>
          <table:table-cell table:style-name="ce26" office:value-type="float" office:value="15" calcext:value-type="float">
            <text:p>15</text:p>
          </table:table-cell>
          <table:table-cell table:style-name="ce14"/>
          <table:table-cell table:style-name="ce48"/>
          <table:table-cell table:style-name="ce14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3189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REPAIR-DELL-CRM5190 EE</text:p>
          </table:table-cell>
          <table:table-cell table:style-name="ce100" office:value-type="string" calcext:value-type="string">
            <text:p>Full Unit Repair for Dell CRM5190 EE (Gen 4)</text:p>
          </table:table-cell>
          <table:table-cell table:style-name="ce102"/>
          <table:table-cell table:style-name="ce31"/>
          <table:table-cell table:style-name="ce50"/>
          <table:table-cell table:style-name="ce31" table:number-columns-repeated="1019"/>
        </table:table-row>
        <table:table-row table:style-name="ro1">
          <table:table-cell table:style-name="ce89" office:value-type="string" calcext:value-type="string">
            <text:p>DELL-CRM5190-EE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RM5190-EE-LCD-NON-TOUCH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N116BGE-EA2REVC.2-3180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DELL-CRM5190-EE-LCD-TOUCH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B116XTT01.0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BEZEL-NON-TOUCH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814F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EE-BEZEL-TOUCH</text:p>
          </table:table-cell>
          <table:table-cell table:style-name="ce11" office:value-type="string" calcext:value-type="string">
            <text:p>Bezel Repair (Touchscreen)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85NK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08KG-318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HINGESET-NON-TOUCH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190EENONTOUCH-HINGE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EE-HINGESET-TOUCH</text:p>
          </table:table-cell>
          <table:table-cell table:style-name="ce11" office:value-type="string" calcext:value-type="string">
            <text:p>Hing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190EETOUCH-HINGE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LVDS-NON-TOUCH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12N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LVDS-TOUCH</text:p>
          </table:table-cell>
          <table:table-cell table:style-name="ce11" office:value-type="string" calcext:value-type="string">
            <text:p>LVDS Cabl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453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X5MKT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5190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L-CRM5190-E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11" office:value-type="string" calcext:value-type="string">
            <text:p>REPAIR-DELL-CRM5190-E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9JT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KEYBOAR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D2D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BOTTOM-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94HW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Y8XM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BATTERY-CABLE</text:p>
          </table:table-cell>
          <table:table-cell table:style-name="ce11" office:value-type="string" calcext:value-type="string">
            <text:p>Battery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VM1H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CH16N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XPPY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0RT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5190-E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E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E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E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E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5190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89" office:value-type="string" calcext:value-type="string">
            <text:p>REPAIR-DELL-CRM5190 </text:p>
          </table:table-cell>
          <table:table-cell table:style-name="ce100" office:value-type="string" calcext:value-type="string">
            <text:p>Full Unit Repair for Dell CRM5190 <text:s/>(Gen 4)</text:p>
          </table:table-cell>
          <table:table-cell table:style-name="ce97" office:value-type="string" calcext:value-type="string">
            <text:p>2-in-1 - NON-EE</text:p>
          </table:table-cell>
          <table:table-cell table:style-name="ce41"/>
          <table:table-cell table:style-name="ce51"/>
          <table:table-cell table:style-name="ce41" table:number-columns-repeated="1019"/>
        </table:table-row>
        <table:table-row table:style-name="ro1">
          <table:table-cell table:style-name="ce89" office:value-type="string" calcext:value-type="string">
            <text:p>DELL-CRM5190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90"/>
          <table:table-cell table:style-name="ce38"/>
          <table:table-cell table:style-name="ce52"/>
          <table:table-cell table:style-name="ce38" table:number-columns-repeated="1019"/>
        </table:table-row>
        <table:table-row table:style-name="ro1">
          <table:table-cell table:style-name="ce92" office:value-type="string" calcext:value-type="string">
            <text:p>REPAIR-DELL-CRM5190-TOUCHSCREEN-ASSEMBLY</text:p>
          </table:table-cell>
          <table:table-cell table:style-name="ce90"/>
          <table:table-cell table:style-name="ce90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3" office:value-type="string" calcext:value-type="string">
            <text:p>BDZ05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BDZ06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K98FW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5190-TOPCOVER-NON-EMR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HNKY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TOPCOVER-EMR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G0HDV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CAMERA-FRONT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08KG-3189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HINGES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ELL-CB11-5190-HINGESE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LVDS-CABLE-TOUCH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VTGX6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DELL-CRM5190-TOPCASE-ASSEMBLY</text:p>
          </table:table-cell>
          <table:table-cell table:style-name="ce38" office:value-type="string" calcext:value-type="string">
            <text:p>Topcase Assembly</text:p>
          </table:table-cell>
          <table:table-cell table:style-name="ce38" table:number-columns-repeated="2"/>
          <table:table-cell table:style-name="ce52"/>
          <table:table-cell table:style-name="ce38" table:number-columns-repeated="1019"/>
        </table:table-row>
        <table:table-row table:style-name="ro1">
          <table:table-cell table:style-name="ce14" office:value-type="string" calcext:value-type="string">
            <text:p>REPAIR-DELL-CRM5190-PALMREST-WITH-CAM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W44K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PALMREST-NO-CAM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1K9J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IO-BOAR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R0DX9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KEYBOAR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H06WJ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BOTTOMCOVER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C5NRC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SPEAKERS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XPPY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WIFI-CAR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CH16N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MOTHERBOARD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TRACKPA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ELL11-5190-TP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REAR-CAM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XVRN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BATTERY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W03C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SPEAKERS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XPPY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BATTERY-CABLE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VM1H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CHARGINGPORT-REMOVAL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HPJ-REMOVAL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5190-OS-RESTORE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REPAIR-DELL-CRM7310</text:p>
          </table:table-cell>
          <table:table-cell table:style-name="ce100" office:value-type="string" calcext:value-type="string">
            <text:p>Full Unit Repair for Dell CRM7310 (Gen 2)</text:p>
          </table:table-cell>
          <table:table-cell table:style-name="ce102"/>
          <table:table-cell table:style-name="ce2"/>
          <table:table-cell table:style-name="ce44"/>
          <table:table-cell table:style-name="ce2" table:number-columns-repeated="1019"/>
        </table:table-row>
        <table:table-row table:style-name="ro1">
          <table:table-cell table:style-name="ce89" office:value-type="string" calcext:value-type="string">
            <text:p>DELL-CRM7310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RM7310-LCD-NON-TOUCH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CYWXX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N133HSE-EA3-REV.C3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91" office:value-type="string" calcext:value-type="string">
            <text:p>VYT96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DELL-CRM7310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ELL13-7310-TS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CAMERA</text:p>
          </table:table-cell>
          <table:table-cell table:style-name="ce11" table:number-columns-repeated="3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VC0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F3P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L-CB13-7310-HINGESET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LVDS-NON-TOUCH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0XR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LVDS-TOUCH</text:p>
          </table:table-cell>
          <table:table-cell table:style-name="ce11" office:value-type="string" calcext:value-type="string">
            <text:p>LVDS Cabl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4J51K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KY6K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R358T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731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VC05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L-CRM731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11" office:value-type="string" calcext:value-type="string">
            <text:p>REPAIR-DELL-CRM7310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5">
          <table:table-cell table:style-name="ce10" office:value-type="string" calcext:value-type="string">
            <text:p>3FDT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VHD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MJMF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L-CB13-7310-T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GPFN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FHP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2TW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TX9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SSD-32GB</text:p>
          </table:table-cell>
          <table:table-cell table:style-name="ce11" office:value-type="string" calcext:value-type="string">
            <text:p>SS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7FM7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SSD-16GB</text:p>
          </table:table-cell>
          <table:table-cell table:style-name="ce11" office:value-type="string" calcext:value-type="string">
            <text:p>SS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96K9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12WV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7310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DELL-CRM7310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5">
          <table:table-cell table:style-name="ce14" office:value-type="string" calcext:value-type="string">
            <text:p>REPAIR-DELL-CRM731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9" office:value-type="string" calcext:value-type="string">
            <text:p>REPAIR-DELL-CRM3380</text:p>
          </table:table-cell>
          <table:table-cell table:style-name="ce100" office:value-type="string" calcext:value-type="string">
            <text:p>Full Unit Repair for Dell CRM3380 (Gen 3)</text:p>
          </table:table-cell>
          <table:table-cell table:style-name="ce102"/>
          <table:table-cell table:style-name="ce2"/>
          <table:table-cell table:style-name="ce44"/>
          <table:table-cell table:style-name="ce2" table:number-columns-repeated="1019"/>
        </table:table-row>
        <table:table-row table:style-name="ro1">
          <table:table-cell table:style-name="ce89" office:value-type="string" calcext:value-type="string">
            <text:p>DELL-CRM3380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90" office:value-type="string" calcext:value-type="string">
            <text:p>REPAIR-DELL-CRM3380-LCD-NON-TOUCH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HB133WX1-20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DELL-CRM3380-TOPCOVER</text:p>
          </table:table-cell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2M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DELL-CRM3380-CAMERA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/>
          <table:table-cell table:style-name="ce11" table:number-columns-repeated="1019"/>
        </table:table-row>
        <table:table-row table:style-name="ro6">
          <table:table-cell table:style-name="ce10" office:value-type="string" calcext:value-type="string">
            <text:p>WNTY0</text:p>
          </table:table-cell>
          <table:table-cell table:number-columns-repeated="1023"/>
        </table:table-row>
        <table:table-row table:style-name="ro6">
          <table:table-cell table:style-name="ce33" office:value-type="string" calcext:value-type="string">
            <text:p>REPAIR-DELL-CRM3380-BEZEL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6">
          <table:table-cell table:style-name="ce10" office:value-type="string" calcext:value-type="string">
            <text:p>0C3NM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L-CRM338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33" office:value-type="string" calcext:value-type="string">
            <text:p>REPAIR-DELL-CRM3380-PALMREST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F27VT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BATTERY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FMXMT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TRACKPAD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N8TCC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HPJ-BOARD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153FW 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BOTTOMCOVER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THCRY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KEYBOARD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5XVF4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MOTHERBOARD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HPJ-REMOVAL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REPAIR-DELL-CRM3380-CP-REMOVAL</text:p>
          </table:table-cell>
          <table:table-cell table:style-name="ce33"/>
          <table:table-cell table:style-name="ce33" office:value-type="float" office:value="15" calcext:value-type="float">
            <text:p>15</text:p>
          </table:table-cell>
          <table:table-cell table:style-name="ce33"/>
          <table:table-cell table:style-name="ce53"/>
          <table:table-cell table:style-name="ce33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89" office:value-type="string" calcext:value-type="string">
            <text:p>REPAIR-DELL-3100</text:p>
          </table:table-cell>
          <table:table-cell table:style-name="ce100" office:value-type="string" calcext:value-type="string">
            <text:p>Full Unit Repair for Dell CRM3100</text:p>
          </table:table-cell>
          <table:table-cell table:style-name="ce102"/>
          <table:table-cell table:style-name="ce89"/>
          <table:table-cell table:style-name="ce54"/>
          <table:table-cell table:style-name="ce34" table:number-columns-repeated="1019"/>
        </table:table-row>
        <table:table-row table:style-name="ro1">
          <table:table-cell table:style-name="ce89" office:value-type="string" calcext:value-type="string">
            <text:p>DELL-3100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89"/>
          <table:table-cell table:style-name="ce45"/>
          <table:table-cell table:style-name="ce3" table:number-columns-repeated="1019"/>
        </table:table-row>
        <table:table-row table:style-name="ro1">
          <table:table-cell table:style-name="ce97" office:value-type="string" calcext:value-type="string">
            <text:p>REPAIR-DELL-3100-LCD-NTCH</text:p>
          </table:table-cell>
          <table:table-cell table:style-name="ce90" office:value-type="string" calcext:value-type="string">
            <text:p>LCD Repair - Non-Touch</text:p>
          </table:table-cell>
          <table:table-cell table:style-name="ce90" office:value-type="float" office:value="15" calcext:value-type="float">
            <text:p>15</text:p>
          </table:table-cell>
          <table:table-cell table:style-name="ce90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91" office:value-type="string" calcext:value-type="string">
            <text:p>FGF20-310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B116XTN02.3-HW:2B/FW:0-318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N116BCA-EA1-REVC.1-318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91" office:value-type="string" calcext:value-type="string">
            <text:p>NT116WHM-N21-3180</text:p>
          </table:table-cell>
          <table:table-cell table:style-name="ce90" table:number-columns-repeated="3"/>
          <table:table-cell table:number-columns-repeated="1020"/>
        </table:table-row>
        <table:table-row table:style-name="ro1">
          <table:table-cell table:style-name="ce36" office:value-type="string" calcext:value-type="string">
            <text:p>REPAIR-DELL-3100-LCD-TCH</text:p>
          </table:table-cell>
          <table:table-cell table:style-name="ce11" office:value-type="string" calcext:value-type="string">
            <text:p>LCD Repair - Touch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B116XTK01.0-HW:2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1-HW:0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1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0-HW:2A/FW:1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LCD-TCH-2IN1</text:p>
          </table:table-cell>
          <table:table-cell table:style-name="ce11" office:value-type="string" calcext:value-type="string">
            <text:p>Touchscreen with Digitiz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45GHC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TOPCOVER-NTCH</text:p>
          </table:table-cell>
          <table:table-cell table:style-name="ce11" office:value-type="string" calcext:value-type="string">
            <text:p>Topcover Repair - Non-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99NW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TOPCOVER-TCH</text:p>
          </table:table-cell>
          <table:table-cell table:style-name="ce11" office:value-type="string" calcext:value-type="string">
            <text:p>Topcover Repair - 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4YF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4YFY-NOWIFICABL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4YFY-RECL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TOPCOVER-TCH-2IN1</text:p>
          </table:table-cell>
          <table:table-cell table:style-name="ce11" office:value-type="string" calcext:value-type="string">
            <text:p>Topcover Repair - 2in1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79W8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6C2J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C2J6-RECL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LVDS-NTCH</text:p>
          </table:table-cell>
          <table:table-cell table:style-name="ce11" office:value-type="string" calcext:value-type="string">
            <text:p>LVDS Cable Repair - Non-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V11R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V11RY-RECL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LVDS-TCH</text:p>
          </table:table-cell>
          <table:table-cell table:style-name="ce11" office:value-type="string" calcext:value-type="string">
            <text:p>LVDS Cable Repair - 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WY1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WY13-RECL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LVDS-2IN1</text:p>
          </table:table-cell>
          <table:table-cell table:style-name="ce11" office:value-type="string" calcext:value-type="string">
            <text:p>LVDS Cable Repair - 2in1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YHCF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YHCF-RECL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G4JK9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SENSORBRD-2IN1</text:p>
          </table:table-cell>
          <table:table-cell table:style-name="ce11" office:value-type="string" calcext:value-type="string">
            <text:p>Sensor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LS-G852P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SENSORCBL-2IN1</text:p>
          </table:table-cell>
          <table:table-cell table:style-name="ce11" office:value-type="string" calcext:value-type="string">
            <text:p>Sensor Board Cable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MTM3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HINGE-R-2IN1</text:p>
          </table:table-cell>
          <table:table-cell table:style-name="ce11" office:value-type="string" calcext:value-type="string">
            <text:p>Right Hinge Repair - 2in1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YNRFG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HINGE-L-2IN1</text:p>
          </table:table-cell>
          <table:table-cell table:style-name="ce11" office:value-type="string" calcext:value-type="string">
            <text:p>Left Hinge Repair - 2in1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R5KMT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HINGE-R-TCH</text:p>
          </table:table-cell>
          <table:table-cell table:style-name="ce11" office:value-type="string" calcext:value-type="string">
            <text:p>Right Hinge Repair - 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8PKK7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HINGE-L-TCH</text:p>
          </table:table-cell>
          <table:table-cell table:style-name="ce11" office:value-type="string" calcext:value-type="string">
            <text:p>Left Hinge Repair - 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R5KHK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ELL-310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/>
          <table:table-cell table:style-name="ce45"/>
          <table:table-cell table:style-name="ce3" table:number-columns-repeated="1019"/>
        </table:table-row>
        <table:table-row table:style-name="ro1">
          <table:table-cell table:style-name="ce35" office:value-type="string" calcext:value-type="string">
            <text:p>REPAIR-DELL-3100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0D2DT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REPAIR-DELL-3100-PALMREST-NTCH</text:p>
          </table:table-cell>
          <table:table-cell table:style-name="ce11" office:value-type="string" calcext:value-type="string">
            <text:p>Palmrest Repair - Non-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9X8D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X8D7-RECL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REPAIR-DELL-3100-PALMREST-TCH</text:p>
          </table:table-cell>
          <table:table-cell table:style-name="ce11" office:value-type="string" calcext:value-type="string">
            <text:p>Palmrest Repair - Touch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TK87M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K87M-RECL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REPAIR-DELL-3100-PALMREST-2IN1</text:p>
          </table:table-cell>
          <table:table-cell table:style-name="ce11" office:value-type="string" calcext:value-type="string">
            <text:p>Palmrest Repair - 2in1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34Y6Y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IO-CBL-TCH</text:p>
          </table:table-cell>
          <table:table-cell table:style-name="ce11" office:value-type="string" calcext:value-type="string">
            <text:p>I/O Cable Repair - Touch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4N98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FY8XM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1KD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YWD3C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Y07HK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BATTERY-CBL</text:p>
          </table:table-cell>
          <table:table-cell table:style-name="ce11" office:value-type="string" calcext:value-type="string">
            <text:p>Battery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9MJG6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DEL3100-TOUCHPAD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MFX68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2RY30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BOTTOMCOVER-2IN1</text:p>
          </table:table-cell>
          <table:table-cell table:style-name="ce11" office:value-type="string" calcext:value-type="string">
            <text:p>Bottom Cover Repair - 2in1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PPWP2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IO-BOARD</text:p>
          </table:table-cell>
          <table:table-cell table:style-name="ce11" office:value-type="string" calcext:value-type="string">
            <text:p>USB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G61M2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REPAIR-DELL-3100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46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REPAIR-DELL-3100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5" office:value-type="string" calcext:value-type="string">
            <text:p>REPAIR-DELL-3100-CP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46" office:value-type="string" calcext:value-type="string">
            <text:p>SECONDARY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6" office:value-type="string" calcext:value-type="string">
            <text:p>REPAIR-DELL-3100-MBSWAP</text:p>
          </table:table-cell>
          <table:table-cell table:style-name="ce11" office:value-type="string" calcext:value-type="string">
            <text:p>Motherboard Swap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55" office:value-type="string" calcext:value-type="string">
            <text:p>PRIMARY</text:p>
          </table:table-cell>
          <table:table-cell table:style-name="ce11" table:number-columns-repeated="1019"/>
        </table:table-row>
        <table:table-row table:style-name="ro1">
          <table:table-cell table:style-name="ce12" office:value-type="string" calcext:value-type="string">
            <text:p>GD6HC</text:p>
          </table:table-cell>
          <table:table-cell office:value-type="string" calcext:value-type="string">
            <text:p>4GB non-touch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3100-MB01</text:p>
          </table:table-cell>
          <table:table-cell office:value-type="string" calcext:value-type="string">
            <text:p>4GB non-touch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R2K1H</text:p>
          </table:table-cell>
          <table:table-cell office:value-type="string" calcext:value-type="string">
            <text:p>4GB 2IN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AG-31002IN1-MB01</text:p>
          </table:table-cell>
          <table:table-cell office:value-type="string" calcext:value-type="string">
            <text:p>4GB 2IN1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W1C7C</text:p>
          </table:table-cell>
          <table:table-cell office:value-type="string" calcext:value-type="string">
            <text:p>4GB Touch</text:p>
          </table:table-cell>
          <table:table-cell table:number-columns-repeated="1022"/>
        </table:table-row>
        <table:table-row table:style-name="ro1" table:number-rows-repeated="10480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LL.E1:DELL.E160 DELL.E297:DELL.E552 DELL.E554:DELL.E1048576 DELL.E162:DELL.E295">
            <calcext:condition calcext:apply-style-name="ConditionalStyle_1" calcext:value="contains-text(&quot;secondary&quot;)" calcext:base-cell-address="DELL.E1"/>
          </calcext:conditional-format>
          <calcext:conditional-format calcext:target-range-address="DELL.E553:DELL.E553">
            <calcext:condition calcext:apply-style-name="ConditionalStyle_2" calcext:value="contains-text(&quot;secondary&quot;)" calcext:base-cell-address="DELL.E553"/>
          </calcext:conditional-format>
          <calcext:conditional-format calcext:target-range-address="DELL.E161:DELL.E161">
            <calcext:condition calcext:apply-style-name="ConditionalStyle_3" calcext:value="contains-text(&quot;secondary&quot;)" calcext:base-cell-address="DELL.E161"/>
          </calcext:conditional-format>
        </calcext:conditional-formats>
      </table:table>
      <table:table table:name="HP" table:style-name="ta4">
        <office:forms form:automatic-focus="false" form:apply-design-mode="false"/>
        <table:table-column table:style-name="co10" table:default-cell-style-name="ce9"/>
        <table:table-column table:style-name="co11" table:default-cell-style-name="ce9"/>
        <table:table-column table:style-name="co3" table:default-cell-style-name="ce9"/>
        <table:table-column table:style-name="co4" table:number-columns-repeated="3" table:default-cell-style-name="ce9"/>
        <table:table-column table:style-name="co12" table:default-cell-style-name="ce9"/>
        <table:table-column table:style-name="co4" table:number-columns-repeated="1017" table:default-cell-style-name="ce9"/>
        <table:table-row table:style-name="ro1">
          <table:table-cell table:style-name="ce89" office:value-type="string" calcext:value-type="string">
            <text:p>Item</text:p>
          </table:table-cell>
          <table:table-cell table:style-name="ce100" office:value-type="string" calcext:value-type="string">
            <text:p>Description</text:p>
          </table:table-cell>
          <table:table-cell table:style-name="ce102" office:value-type="string" calcext:value-type="string">
            <text:p>Labor In Minutes</text:p>
          </table:table-cell>
          <table:table-cell table:number-columns-repeated="1021"/>
        </table:table-row>
        <table:table-row table:style-name="ro1">
          <table:table-cell table:style-name="ce89" office:value-type="string" calcext:value-type="string">
            <text:p>REPAIR-HP-11-G1</text:p>
          </table:table-cell>
          <table:table-cell table:style-name="ce100" office:value-type="string" calcext:value-type="string">
            <text:p>Full Unit Repair for HP 11 G1</text:p>
          </table:table-cell>
          <table:table-cell table:style-name="ce102"/>
          <table:table-cell table:style-name="ce2" table:number-columns-repeated="1021"/>
        </table:table-row>
        <table:table-row table:style-name="ro1">
          <table:table-cell table:style-name="ce89" office:value-type="string" calcext:value-type="string">
            <text:p>HP-11-G1-DISPLAY-ASSEMBLY</text:p>
          </table:table-cell>
          <table:table-cell table:style-name="ce100" office:value-type="string" calcext:value-type="string">
            <text:p>Display Assembly</text:p>
          </table:table-cell>
          <table:table-cell table:style-name="ce102"/>
          <table:table-cell table:style-name="ce3" table:number-columns-repeated="1021"/>
        </table:table-row>
        <table:table-row table:style-name="ro1">
          <table:table-cell table:style-name="ce90" office:value-type="string" calcext:value-type="string">
            <text:p>REPAIR-HP-11-G1-LCD</text:p>
          </table:table-cell>
          <table:table-cell table:style-name="ce90" office:value-type="string" calcext:value-type="string">
            <text:p>LCD Repair</text:p>
          </table:table-cell>
          <table:table-cell table:style-name="ce90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91" office:value-type="string" calcext:value-type="string">
            <text:p>LP116WH6-SLA1</text:p>
          </table:table-cell>
          <table:table-cell table:style-name="ce90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>
            <text:p>REPAIR-HP-11-G1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70C1LCSE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80C1LBTN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-11-G1-HINGE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00C1L041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1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11G1-FULLPALMRES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60C1TATN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SK-G30SQ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PIBAE-C1U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11G1-TOUCHP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90C1BATN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20C1IB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201C1IB000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00C1PI4E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G2</text:p>
          </table:table-cell>
          <table:table-cell table:style-name="ce17" office:value-type="string" calcext:value-type="string">
            <text:p>Full Unit Repair for HP 11 G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/>NT116WHM-N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16BGE-L3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W159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TN116AT07-3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TN116AT07-B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L32REVC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W03V.1-HW:0B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0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10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6Y06TP003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7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6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72-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74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2580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0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331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SQU-12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71-00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0Y06PI4D0-REV:D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G3</text:p>
          </table:table-cell>
          <table:table-cell table:style-name="ce17" office:value-type="string" calcext:value-type="string">
            <text:p>Full Unit Repair for HP 11 G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3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3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10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6Y06TP003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94732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94732-001-X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5Y07TP303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Y097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3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7LC01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7LC02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72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WIFI-ANTENNA</text:p>
          </table:table-cell>
          <table:table-cell table:style-name="ce11" office:value-type="string" calcext:value-type="string">
            <text:p>Wifi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75-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3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3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639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8869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TRACKPAD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419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2Y07TP7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7068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6706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66801-4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922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78634-FD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5552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5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8Y07TP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5884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0Y07TB4E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RUBBER-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1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G4</text:p>
          </table:table-cell>
          <table:table-cell table:style-name="ce17" office:value-type="string" calcext:value-type="string">
            <text:p>Full Unit Repair for HP 11 G4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4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4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10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6Y06TP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94732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94732-001-X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5Y07TP303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Y097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3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7LC01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7LC02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1972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WIFI-ANTENNA</text:p>
          </table:table-cell>
          <table:table-cell table:style-name="ce11" office:value-type="string" calcext:value-type="string">
            <text:p>Wifi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75-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4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4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639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8869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419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2Y07TP7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7068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6706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66801-4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922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78634-FD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4645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55529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X600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I.WKN01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GPFNK</text:p>
          </table:table-cell>
          <table:table-cell table:number-columns-repeated="1023"/>
        </table:table-row>
        <table:table-row table:style-name="ro1">
          <table:table-cell table:style-name="ce10" office:value-type="float" office:value="20200552" calcext:value-type="float">
            <text:p>2020055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5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8Y07TP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5884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0Y07TB4E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RUBBER-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321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11-G4-TP-C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G4-EE</text:p>
          </table:table-cell>
          <table:table-cell table:style-name="ce17" office:value-type="string" calcext:value-type="string">
            <text:p>Full Unit Repair for HP 11 G4-E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4-E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4-EE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5113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5113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HP11G4EE-TOP-BL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Y097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3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7LC010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7LC02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85113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4-E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4-E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5114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851145-001-NOTOUCHP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5113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5113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7068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6706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66801-4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922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78634-FD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4645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55529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X600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I.WKN01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GPFNK</text:p>
          </table:table-cell>
          <table:table-cell table:number-columns-repeated="1023"/>
        </table:table-row>
        <table:table-row table:style-name="ro1">
          <table:table-cell table:style-name="ce10" office:value-type="float" office:value="20200552" calcext:value-type="float">
            <text:p>2020055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5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8Y07TP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5884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0Y07TB4E1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RUBBER-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51140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11-G4EE-TP-CA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MB-SWAP-4GB</text:p>
          </table:table-cell>
          <table:table-cell table:style-name="ce11" office:value-type="string" calcext:value-type="string">
            <text:p>Motherboard Swap 4GB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7">
          <table:table-cell table:style-name="ce56" office:value-type="string" calcext:value-type="string">
            <text:p>790940-001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822636-001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851143-001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AG-11G4-MB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4-EE-MB-SWAP-2GB</text:p>
          </table:table-cell>
          <table:table-cell table:style-name="ce11" office:value-type="string" calcext:value-type="string">
            <text:p>Motherboard Swap 2GB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90939-001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822635-001</text:p>
          </table:table-cell>
          <table:table-cell table:number-columns-repeated="1023"/>
        </table:table-row>
        <table:table-row table:style-name="ro7">
          <table:table-cell table:style-name="ce56" office:value-type="string" calcext:value-type="string">
            <text:p>851142-00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G5</text:p>
          </table:table-cell>
          <table:table-cell table:style-name="ce17" office:value-type="string" calcext:value-type="string">
            <text:p>Full Unit Repair for HP 11 G5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5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4" office:value-type="string" calcext:value-type="string">
            <text:p>REPAIR-HP-11-G5-LCD-NON-TOUCH</text:p>
          </table:table-cell>
          <table:table-cell table:style-name="ce14" office:value-type="string" calcext:value-type="string">
            <text:p>LCD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LCD-TOUCH</text:p>
          </table:table-cell>
          <table:table-cell table:style-name="ce14" office:value-type="string" calcext:value-type="string">
            <text:p>Touchscreen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1252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<text:s/>906629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901252-001-NOFRAME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0" office:value-type="string" calcext:value-type="string">
            <text:p>906957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BEZEL</text:p>
          </table:table-cell>
          <table:table-cell table:style-name="ce14" office:value-type="string" calcext:value-type="string">
            <text:p>Bezel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2764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TOPCOVER</text:p>
          </table:table-cell>
          <table:table-cell table:style-name="ce14" office:value-type="string" calcext:value-type="string">
            <text:p>Topcover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1788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TOPCOVER-TOUCH</text:p>
          </table:table-cell>
          <table:table-cell table:style-name="ce14" office:value-type="string" calcext:value-type="string">
            <text:p>Topcover Repair (Touchscreen)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6716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CAMERA-MIC</text:p>
          </table:table-cell>
          <table:table-cell table:style-name="ce14" office:value-type="string" calcext:value-type="string">
            <text:p>Microphone Repair</text:p>
          </table:table-cell>
          <table:table-cell table:style-name="ce26" office:value-type="float" office:value="15" calcext:value-type="float">
            <text:p>15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756761-037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LVDS-NON-TOUCH</text:p>
          </table:table-cell>
          <table:table-cell table:style-name="ce14" office:value-type="string" calcext:value-type="string">
            <text:p>LVDS Cabl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0812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LVDS-TOUCH</text:p>
          </table:table-cell>
          <table:table-cell table:style-name="ce14" office:value-type="string" calcext:value-type="string">
            <text:p>LVDS Cable Repair (Touchscreen)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6717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HINGESET</text:p>
          </table:table-cell>
          <table:table-cell table:style-name="ce14" office:value-type="string" calcext:value-type="string">
            <text:p>Hinge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0845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HINGESET-TOUCH</text:p>
          </table:table-cell>
          <table:table-cell table:style-name="ce14" office:value-type="string" calcext:value-type="string">
            <text:p>Hinge Repair (Touchscreen)</text:p>
          </table:table-cell>
          <table:table-cell table:style-name="ce26" office:value-type="float" office:value="30" calcext:value-type="float">
            <text:p>30</text:p>
          </table:table-cell>
          <table:table-cell table:style-name="ce14" table:number-columns-repeated="1021"/>
        </table:table-row>
        <table:table-row table:style-name="ro1">
          <table:table-cell table:style-name="ce10" office:value-type="string" calcext:value-type="string">
            <text:p>901604-001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SENSOR-BOARD</text:p>
          </table:table-cell>
          <table:table-cell table:style-name="ce11" office:value-type="string" calcext:value-type="string">
            <text:p>Sensor Board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1252-001-SENSORBOARD</text:p>
          </table:table-cell>
          <table:table-cell/>
          <table:table-cell table:style-name="ce10"/>
          <table:table-cell table:number-columns-repeated="1021"/>
        </table:table-row>
        <table:table-row table:style-name="ro1">
          <table:table-cell table:style-name="ce14" office:value-type="string" calcext:value-type="string">
            <text:p>REPAIR-HP-11-G5-TOUCHSCREEN-BRACKET</text:p>
          </table:table-cell>
          <table:table-cell table:style-name="ce11" office:value-type="string" calcext:value-type="string">
            <text:p>Touchscreen Bracket Repair</text:p>
          </table:table-cell>
          <table:table-cell table:style-name="ce26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35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5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5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081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1284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855710-001</text:p>
          </table:table-cell>
          <table:table-cell table:number-columns-repeated="1023"/>
        </table:table-row>
        <table:table-row table:style-name="ro4">
          <table:table-cell table:style-name="ce11" office:value-type="string" calcext:value-type="string">
            <text:p>REPAIR-HP-11-G5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4">
          <table:table-cell table:style-name="ce10" office:value-type="string" calcext:value-type="string">
            <text:p>799735-Y5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808155-01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1229-8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081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081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IO-CABLE</text:p>
          </table:table-cell>
          <table:table-cell table:style-name="ce11" office:value-type="string" calcext:value-type="string">
            <text:p>I/O Boar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081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RUBBER-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1282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3086-001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REPAIR-HP-11-G5-TRACKPAD-CABLE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0814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TRACKPAD-RIBBON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0814-0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EPAIR-HP-11-G5-EE</text:p>
          </table:table-cell>
          <table:table-cell table:style-name="ce17" office:value-type="string" calcext:value-type="string">
            <text:p>Full Unit Repair for HP 11 G5-E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5-E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5-EE-LCD-NON-TOUCH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2370-0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AK01.1-HW:0A/FW:0-HP11G5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1-HW:2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1-HW:0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2-HW:0A/FW: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30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26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3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NL6ULC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LVDS-TOUCH</text:p>
          </table:table-cell>
          <table:table-cell table:style-name="ce11" office:value-type="string" calcext:value-type="string">
            <text:p>LVDS Cabl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g6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34-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5-E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5-E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42-001-NOTOUCHPAD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17442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37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11-G5EE-TP-CABLE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40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28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8669-85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436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0842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5-E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E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E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E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E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5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G6-EE</text:p>
          </table:table-cell>
          <table:table-cell table:style-name="ce17" office:value-type="string" calcext:value-type="string">
            <text:p>Full Unit Repair for HP 11 G6-E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G6-E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6-EE-LCD-NON-TOUCH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16BGE-EA2REVC.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12370-0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AK01.1-HW:2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1-HW:0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2-HW:0A/FW: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12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07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08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LCD-BRACKET</text:p>
          </table:table-cell>
          <table:table-cell table:style-name="ce11" office:value-type="string" calcext:value-type="string">
            <text:p>LCD Bracke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13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07235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LVDS-NON-TOUCH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14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LVDS-TOUCH</text:p>
          </table:table-cell>
          <table:table-cell table:style-name="ce11" office:value-type="string" calcext:value-type="string">
            <text:p>LVDS Cabl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15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G6-E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G6-E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2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0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22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2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920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725-8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1229-85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G6-E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G6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1-X360-G1-EE</text:p>
          </table:table-cell>
          <table:table-cell table:style-name="ce17" office:value-type="string" calcext:value-type="string">
            <text:p>Full Unit Repair for HP 11 X360 G1 E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1-X360-G1-E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1-X360-G1-EE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588-001-NOFRAME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92858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8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7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8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86-001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1-X360-G1-E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57" office:value-type="string" calcext:value-type="string">
            <text:p>REPAIR-HP-11-X360-G1-E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37247-001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84-001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79-001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725-855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POWER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83-001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586-001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28082-001</text:p>
          </table:table-cell>
          <table:table-cell table:number-columns-repeated="1023"/>
        </table:table-row>
        <table:table-row table:style-name="ro1">
          <table:table-cell table:style-name="ce57" office:value-type="string" calcext:value-type="string">
            <text:p>REPAIR-HP-11-X360-G1-E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60883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1-X360-G1-E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1-X360-G1-E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HP-14-G1</text:p>
          </table:table-cell>
          <table:table-cell table:style-name="ce17" office:value-type="string" calcext:value-type="string">
            <text:p>Full Unit Repair for HP 14 G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4-G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1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40XTN03.6-HW:2A-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TN140AT28-D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40XTN03.6-HW:1A-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972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9725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08231-28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0Y01LC0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40145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4014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4-G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1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40172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4368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4Y01TSTP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6972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38392-00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38392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38075-4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A2304X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4014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676786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676786-0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40154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4015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-14G1-TOUCHP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HP-14-G3</text:p>
          </table:table-cell>
          <table:table-cell table:style-name="ce17" office:value-type="string" calcext:value-type="string">
            <text:p>Full Unit Repair for HP 14 G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4-G3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3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9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A-EA3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E-EA3-REV.C1(T/B)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LP140WH8-TPD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40BGE-E33-REV.C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8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40HTT01.0-HW:1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834905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TOPCOVER-TOUCH</text:p>
          </table:table-cell>
          <table:table-cell table:style-name="ce11" office:value-type="string" calcext:value-type="string">
            <text:p>Topcover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3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09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9LC0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0Y09LC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LVDS-TOUCH</text:p>
          </table:table-cell>
          <table:table-cell table:style-name="ce11" office:value-type="string" calcext:value-type="string">
            <text:p>LVDS Cabl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10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12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HINGESET-TOUCH</text:p>
          </table:table-cell>
          <table:table-cell table:style-name="ce11" office:value-type="string" calcext:value-type="string">
            <text:p>Hing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1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4-G3-TOPCASE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3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1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7415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90635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5552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2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1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P14-G3-TP-CA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14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HP-14-G4</text:p>
          </table:table-cell>
          <table:table-cell table:style-name="ce17" office:value-type="string" calcext:value-type="string">
            <text:p>Full Unit Repair for HP 14 G4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4-G4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HP-14-G4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9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A-EA3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LP140WH8-TPD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40BGE-E33-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E-E33-REV.C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E-E33-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P140WH8-TPH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40BGE-E3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07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05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88505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WEBCAM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12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0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0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4-G4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4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1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0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16609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U03X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4163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4645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55529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X600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I.WKN01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GPFNK</text:p>
          </table:table-cell>
          <table:table-cell table:number-columns-repeated="1023"/>
        </table:table-row>
        <table:table-row table:style-name="ro1">
          <table:table-cell table:style-name="ce10" office:value-type="float" office:value="20200552" calcext:value-type="float">
            <text:p>2020055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772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087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4910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830870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MISSING-KEY</text:p>
          </table:table-cell>
          <table:table-cell table:style-name="ce11" office:value-type="string" calcext:value-type="string">
            <text:p>Key Cap Replacement 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CHARGING-PORT-REMOVAL</text:p>
          </table:table-cell>
          <table:table-cell table:style-name="ce11" office:value-type="string" calcext:value-type="string">
            <text:p>Charging Port Removal 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4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REPAIR-HP-14-G5</text:p>
          </table:table-cell>
          <table:table-cell table:style-name="ce17" office:value-type="string" calcext:value-type="string">
            <text:p>Full Unit Repair for HP 14 G5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HP-14-G5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5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40BGA-EA3REV.C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40BGN-E42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14347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38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LVDS-TOUCH</text:p>
          </table:table-cell>
          <table:table-cell table:style-name="ce11" office:value-type="string" calcext:value-type="string">
            <text:p>LVDS Cable Repair (Touchscreen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5395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CAMERA-CABLE</text:p>
          </table:table-cell>
          <table:table-cell table:style-name="ce11" office:value-type="string" calcext:value-type="string">
            <text:p>Camera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00G3CM00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32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35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33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07235-001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HP-14-G5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P-14-G5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HP-14-G5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55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56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29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17725-8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SPEAKER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53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58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SENSOR-BOARD</text:p>
          </table:table-cell>
          <table:table-cell table:style-name="ce11" office:value-type="string" calcext:value-type="string">
            <text:p>Sensor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14331-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901229-8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MISSING-KEY</text:p>
          </table:table-cell>
          <table:table-cell table:style-name="ce11" office:value-type="string" calcext:value-type="string">
            <text:p>Key Cap Replacement 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CHARGING-PORT-REMOVAL</text:p>
          </table:table-cell>
          <table:table-cell table:style-name="ce11" office:value-type="string" calcext:value-type="string">
            <text:p>Charging Port Removal 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HP-14-G5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 table:number-rows-repeated="10478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NOVO" table:style-name="ta5">
        <table:table-column table:style-name="co13" table:default-cell-style-name="ce9"/>
        <table:table-column table:style-name="co14" table:default-cell-style-name="ce9"/>
        <table:table-column table:style-name="co3" table:default-cell-style-name="ce9"/>
        <table:table-column table:style-name="co4" table:default-cell-style-name="ce9"/>
        <table:table-column table:style-name="co15" table:default-cell-style-name="ce9"/>
        <table:table-column table:style-name="co4" table:number-columns-repeated="1019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6" office:value-type="string" calcext:value-type="string">
            <text:p>Description</text:p>
          </table:table-cell>
          <table:table-cell table:style-name="ce7" office:value-type="string" calcext:value-type="string">
            <text:p>Labor In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AIR-LENOVO-100E</text:p>
          </table:table-cell>
          <table:table-cell table:style-name="ce17" office:value-type="string" calcext:value-type="string">
            <text:p>Full Unit Repair for Lenovo 100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100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00E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16BGE-EA2REVC.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R0704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R0704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R0702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R0704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R0704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100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00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R0703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Q1316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R070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Q7973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R0703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SW10H2454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34" office:value-type="string" calcext:value-type="string">
            <text:p>REPAIR-LENOVO-100E Gen 2</text:p>
          </table:table-cell>
          <table:table-cell table:style-name="ce39" office:value-type="string" calcext:value-type="string">
            <text:p>Full Unit Repair for Lenovo 100E Gen 2</text:p>
          </table:table-cell>
          <table:table-cell table:style-name="ce42"/>
          <table:table-cell table:style-name="ce34" table:number-columns-repeated="1021"/>
        </table:table-row>
        <table:table-row table:style-name="ro1">
          <table:table-cell table:style-name="ce3" office:value-type="string" calcext:value-type="string">
            <text:p>LENOVO-100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00EG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116BCA-EA1-REVC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2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116BCE-EA1-REVC.1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T116WHM-N42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C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G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T7080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G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T7752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G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T708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2LENOVO-100EG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T705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2NOVO-100EG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T7050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00EG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100EG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00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T7974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CB0T79741-REC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S7339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40T7071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T4510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T7080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CB0T70809-RECL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X76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100S</text:p>
          </table:table-cell>
          <table:table-cell table:style-name="ce17" office:value-type="string" calcext:value-type="string">
            <text:p>Full Unit Repair for Lenovo 100S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100S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00S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10H1101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K1176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K1176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K1176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K1177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K1176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100S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00S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K046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T60K1176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K1176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float" office:value="20200552" calcext:value-type="float">
            <text:p>2020055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J465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K117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K1375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00S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K117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300E</text:p>
          </table:table-cell>
          <table:table-cell table:style-name="ce17" office:value-type="string" calcext:value-type="string">
            <text:p>Full Unit Repair for Lenovo 300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300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300E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5D10Q93993-WITHLVDS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D10Q9399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Q94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94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94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Q9398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Q9399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300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300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9399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9398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1"/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SW10H2454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Q9398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AUD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A50Q94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2">
          <table:table-cell table:style-name="ce34" office:value-type="string" calcext:value-type="string">
            <text:p>REPAIR-LENOVO-300EG2</text:p>
          </table:table-cell>
          <table:table-cell table:style-name="ce39" office:value-type="string" calcext:value-type="string">
            <text:p>Full Unit Repair for Lenovo 300E Gen 2</text:p>
          </table:table-cell>
          <table:table-cell table:style-name="ce42"/>
          <table:table-cell table:style-name="ce34" table:number-columns-repeated="1021"/>
        </table:table-row>
        <table:table-row table:style-name="ro1">
          <table:table-cell table:style-name="ce3" office:value-type="string" calcext:value-type="string">
            <text:p>LENOVO-300EG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300EG2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10N2483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LC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T7947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C20T7947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AG-300EG2T-TC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CB0U6394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T4507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HC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T9519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T9518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HG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300EG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300EG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T9516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PR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T9516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BC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5B10T36867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AG-300EG2T-BT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Q9398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SP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POWER-BOARD</text:p>
          </table:table-cell>
          <table:table-cell table:style-name="ce11" office:value-type="string" calcext:value-type="string">
            <text:p>Power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T9516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G-300EG2T-PW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300EG2-MBSWAP</text:p>
          </table:table-cell>
          <table:table-cell table:style-name="ce11" office:value-type="string" calcext:value-type="string">
            <text:p>Motherboard Swap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string" calcext:value-type="string">
            <text:p>DO NOT PUT ON WEBSITE</text:p>
          </table:table-cell>
          <table:table-cell table:style-name="ce11" table:number-columns-repeated="1019"/>
        </table:table-row>
        <table:table-row table:style-name="ro1">
          <table:table-cell table:style-name="ce10" office:value-type="string" calcext:value-type="string">
            <text:p>5B20T9519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B20T95190-EXCHAN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500E</text:p>
          </table:table-cell>
          <table:table-cell table:style-name="ce17" office:value-type="string" calcext:value-type="string">
            <text:p>Full Unit Repair for Lenovo 500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500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500E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10Q7973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CAMERA-MAIN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Q797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7975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Q7974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Q797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7974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500E-TOPCASE-ASSEMBLY</text:p>
          </table:table-cell>
          <table:table-cell table:style-name="ce18" office:value-type="string" calcext:value-type="string">
            <text:p>Topcover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500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7973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Q7974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CAMERA-LOWER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Q7973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Q7975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Q1316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SW10H2454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500E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Q7973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11E-G1</text:p>
          </table:table-cell>
          <table:table-cell table:style-name="ce17" office:value-type="string" calcext:value-type="string">
            <text:p>Full Unit Repair for Lenovo 11E G1 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11E-G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1-G1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-G1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23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-G1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6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1-TOPCOVER-YOGA</text:p>
          </table:table-cell>
          <table:table-cell table:style-name="ce11" office:value-type="string" calcext:value-type="string">
            <text:p>Topcover Repa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67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1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7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1-HINGESET-YOGA</text:p>
          </table:table-cell>
          <table:table-cell table:style-name="ce11" office:value-type="string" calcext:value-type="string">
            <text:p>Hinge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74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1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45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LVDS-YOGA</text:p>
          </table:table-cell>
          <table:table-cell table:style-name="ce11" office:value-type="string" calcext:value-type="string">
            <text:p>LVDS Cable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23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T287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SENSOR-CABLE</text:p>
          </table:table-cell>
          <table:table-cell table:style-name="ce11" office:value-type="string" calcext:value-type="string">
            <text:p>Sensor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9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1-WIFI-ANTENNA</text:p>
          </table:table-cell>
          <table:table-cell table:style-name="ce11" office:value-type="string" calcext:value-type="string">
            <text:p>Wifi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78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N30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11E-G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1E-G1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6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8LI5TALV1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1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7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37LI5BALV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BOTTOM-DOOR</text:p>
          </table:table-cell>
          <table:table-cell table:style-name="ce11" office:value-type="string" calcext:value-type="string">
            <text:p>Bottom Doo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7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X62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8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45N174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HDD-CABLE</text:p>
          </table:table-cell>
          <table:table-cell table:style-name="ce11" office:value-type="string" calcext:value-type="string">
            <text:p>HDD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8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18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USB-BRACKET</text:p>
          </table:table-cell>
          <table:table-cell table:style-name="ce11" office:value-type="string" calcext:value-type="string">
            <text:p>USB Bracke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Y7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ENOVO-11E-GEN1-TP-CA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11E-G3</text:p>
          </table:table-cell>
          <table:table-cell table:style-name="ce17" office:value-type="string" calcext:value-type="string">
            <text:p>Full Unit Repair for Lenovo 11E G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11E-G3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1E-G3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3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W09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3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7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3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W18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1AW19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LVDS-YOGA</text:p>
          </table:table-cell>
          <table:table-cell table:style-name="ce11" office:value-type="string" calcext:value-type="string">
            <text:p>LVDS Cable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8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8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8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HINGESET-YOGA</text:p>
          </table:table-cell>
          <table:table-cell table:style-name="ce11" office:value-type="string" calcext:value-type="string">
            <text:p>Hinge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7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58" office:value-type="string" calcext:value-type="string">
            <text:p>REPAIR-LENOVO-11E-G3-CAMERA</text:p>
          </table:table-cell>
          <table:table-cell table:style-name="ce58"/>
          <table:table-cell table:style-name="ce58" office:value-type="float" office:value="15" calcext:value-type="float">
            <text:p>15</text:p>
          </table:table-cell>
          <table:table-cell table:style-name="ce58" table:number-columns-repeated="1021"/>
        </table:table-row>
        <table:table-row table:style-name="ro1">
          <table:table-cell table:style-name="ce10" office:value-type="string" calcext:value-type="string">
            <text:p>00HN347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11E-G3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1E-G3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W35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1AV7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BOTTOM-DOOR</text:p>
          </table:table-cell>
          <table:table-cell table:style-name="ce11" office:value-type="string" calcext:value-type="string">
            <text:p>Bottom Doo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62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W04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8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LV9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JT46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MID-FRAME</text:p>
          </table:table-cell>
          <table:table-cell table:style-name="ce11" office:value-type="string" calcext:value-type="string">
            <text:p>Mid-Frame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7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MID-FRAME-YOGA</text:p>
          </table:table-cell>
          <table:table-cell table:style-name="ce11" office:value-type="string" calcext:value-type="string">
            <text:p>Mid-Frame Repair (Yoga)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97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11E-G4</text:p>
          </table:table-cell>
          <table:table-cell table:style-name="ce17" office:value-type="string" calcext:value-type="string">
            <text:p>Full Unit Repair for Lenovo 11E G4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11E-G4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11E-G4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39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N347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40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W09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396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REPAIR-LENOVO-11E-G4-LVDS-YOGA</text:p>
          </table:table-cell>
          <table:table-cell table:style-name="ce19" office:value-type="string" calcext:value-type="string">
            <text:p>LVDS Cable Repair (Yoga)</text:p>
          </table:table-cell>
          <table:table-cell table:style-name="ce59" office:value-type="float" office:value="45" calcext:value-type="float">
            <text:p>45</text:p>
          </table:table-cell>
          <table:table-cell table:style-name="ce4" table:number-columns-repeated="1021"/>
        </table:table-row>
        <table:table-row table:style-name="ro1">
          <table:table-cell table:style-name="ce10" office:value-type="string" calcext:value-type="string">
            <text:p>00HW399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TOPCOVER-YOGA</text:p>
          </table:table-cell>
          <table:table-cell table:style-name="ce11" office:value-type="string" calcext:value-type="string">
            <text:p>Topcover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39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W9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1HW906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11E-G4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4" office:value-type="string" calcext:value-type="string">
            <text:p>REPAIR-LENOVO-11E-G4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424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PALMREST-YOGA</text:p>
          </table:table-cell>
          <table:table-cell table:style-name="ce11" office:value-type="string" calcext:value-type="string">
            <text:p>Palmrest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40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JT535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AUD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40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394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AV443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402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396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11E-G4-HINGESET-YOGA</text:p>
          </table:table-cell>
          <table:table-cell table:style-name="ce11" office:value-type="string" calcext:value-type="string">
            <text:p>Hinge Repair (Yoga)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1HY39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4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4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4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4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4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11E-G4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N20</text:p>
          </table:table-cell>
          <table:table-cell table:style-name="ce17" office:value-type="string" calcext:value-type="string">
            <text:p>Full Unit Repair for Lenovo N20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20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0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42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G15008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G150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2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G1502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G1502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20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0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office:value-type="float" office:value="25216074" calcext:value-type="float">
            <text:p>25216074</text:p>
          </table:table-cell>
          <table:table-cell table:number-columns-repeated="1023"/>
        </table:table-row>
        <table:table-row table:style-name="ro1">
          <table:table-cell office:value-type="float" office:value="25216099" calcext:value-type="float">
            <text:p>2521609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3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float" office:value="121500254" calcext:value-type="float">
            <text:p>12150025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13M6P61</text:p>
          </table:table-cell>
          <table:table-cell table:number-columns-repeated="1023"/>
        </table:table-row>
        <table:table-row table:style-name="ro1">
          <table:table-cell table:style-name="ce10" office:value-type="float" office:value="121500255" calcext:value-type="float">
            <text:p>1215002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G15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1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float" office:value="20200606" calcext:value-type="float">
            <text:p>20200606</text:p>
          </table:table-cell>
          <table:table-cell table:number-columns-repeated="1023"/>
        </table:table-row>
        <table:table-row table:style-name="ro1">
          <table:table-cell table:style-name="ce10" office:value-type="float" office:value="20200552" calcext:value-type="float">
            <text:p>2020055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84645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I.WKN01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X600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755529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GPFNK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DC-JACK-BRACKET</text:p>
          </table:table-cell>
          <table:table-cell table:style-name="ce11" office:value-type="string" calcext:value-type="string">
            <text:p>DC Jack Bracke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40G15032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G150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SPEAKERSET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G1501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N20P</text:p>
          </table:table-cell>
          <table:table-cell table:style-name="ce17" office:value-type="string" calcext:value-type="string">
            <text:p>Full Unit Repair for Lenovo N20P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20P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0P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10G1504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1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2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HINGESET-LVDS-CAM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G1501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20P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0P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3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float" office:value="25216074" calcext:value-type="float">
            <text:p>25216074</text:p>
          </table:table-cell>
          <table:table-cell table:number-columns-repeated="1023"/>
        </table:table-row>
        <table:table-row table:style-name="ro1">
          <table:table-cell table:style-name="ce10" office:value-type="float" office:value="25216099" calcext:value-type="float">
            <text:p>2521609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float" office:value="121500254" calcext:value-type="float">
            <text:p>12150025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13M6P61</text:p>
          </table:table-cell>
          <table:table-cell table:number-columns-repeated="1023"/>
        </table:table-row>
        <table:table-row table:style-name="ro1">
          <table:table-cell table:style-name="ce10" office:value-type="float" office:value="121500255" calcext:value-type="float">
            <text:p>1215002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G1500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G1501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/>GPFN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784645-0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DC-JACK-BRACKET</text:p>
          </table:table-cell>
          <table:table-cell table:style-name="ce11" office:value-type="string" calcext:value-type="string">
            <text:p>DC Jack Bracke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40G15032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G150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SPEAKERSET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G1501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0P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N21</text:p>
          </table:table-cell>
          <table:table-cell table:style-name="ce17" office:value-type="string" calcext:value-type="string">
            <text:p>Full Unit Repair for Lenovo N2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2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1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H7035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34NL6LC005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H7034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35NL6LB00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H7034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H70344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LENOVO-N2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H7160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NL6LLC03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NL6LLC02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2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1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7NL6TC004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5CB0H7035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H7035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3INL6BA00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VO-N21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H3323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L14C3P6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5B10H4509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B10K10155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L14M3P2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SPEAKERSET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/>3LNL6SA0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RUBBER-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F40H7049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H7034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H7035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0NL6AD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CTL.NL6.DCIN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N21-TOUCHPA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21-TOUCHP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LENOVO-N22</text:p>
          </table:table-cell>
          <table:table-cell table:style-name="ce17" office:value-type="string" calcext:value-type="string">
            <text:p>Full Unit Repair for Lenovo N2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2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LCD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10K851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P116WH8-SPA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L.11605.03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LP116WH8-SP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L.11608.006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D10M560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LCD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L1323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L1324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BEZEL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L85299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LVDS-NON-TOUCH 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L1323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LVDS-TOUCH</text:p>
          </table:table-cell>
          <table:table-cell table:style-name="ce11" office:value-type="string" calcext:value-type="string">
            <text:p>LVDS Cable Repair (Touch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L7164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NL6TLC0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L1323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L13241 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2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3">
          <table:table-cell table:style-name="ce10" office:value-type="string" calcext:value-type="string">
            <text:p>5CB0L021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37NL6TC009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L1324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K8804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B10K8804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L15L3PB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5B10K8804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15M3PB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L1646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SPEAKERSET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L1323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H7034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NL6LPPI6B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NL6LPI6B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RUBBER-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F40L1323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SW10H2454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0JT53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2-MBSWAP</text:p>
          </table:table-cell>
          <table:table-cell table:style-name="ce11" office:value-type="string" calcext:value-type="string">
            <text:p>Motherboard Swap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20L20420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LENOVO-N23</text:p>
          </table:table-cell>
          <table:table-cell table:style-name="ce17" office:value-type="string" calcext:value-type="string">
            <text:p>Full Unit Repair for Lenovo N2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23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3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LENOVO-N23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P116WH8-SPA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AK01.0-HW:1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N0070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N00716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N0070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N007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LVDS-TOUCH</text:p>
          </table:table-cell>
          <table:table-cell table:style-name="ce11" office:value-type="string" calcext:value-type="string">
            <text:p>LVDS Cable Repair (Touch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N0069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DNL6ELC11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L85359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23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3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N0071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N007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N0069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N0071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JT53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K8804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ENOVO-N23-TP-CABLE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M1409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LENOVO-N23-YOGA</text:p>
          </table:table-cell>
          <table:table-cell table:style-name="ce17" office:value-type="string" calcext:value-type="string">
            <text:p>Full Unit Repair for Lenovo N23 Yog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23-YOG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3-YOGA-TOUCHSCREEN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68C0762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5D68C0957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8C0762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58C0763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R8C0763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MO8C0763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8C0763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23-YOG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23-YOG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O28C0772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8C076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SB18C1512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58C0763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AUD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P68C0764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T58C0763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23-YOG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LENOVO-N42</text:p>
          </table:table-cell>
          <table:table-cell table:style-name="ce17" office:value-type="string" calcext:value-type="string">
            <text:p>Full Unit Repair for Lenovo N4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N4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4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788509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A-EA3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LP140WH8-TPD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40BGE-E33-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E-E33-REV.C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E-E33-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P140WH8-TPH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40BGE-E3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LCD-TOUCH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D10L6014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40BGN-E42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40XTK01.0-HW:6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L8535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30L8535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35NL7LBLV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BEZEL-TOUCH</text:p>
          </table:table-cell>
          <table:table-cell table:style-name="ce11" office:value-type="string" calcext:value-type="string">
            <text:p>Bezel Repair (Touch)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5NL7LBV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20L8535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L8536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LVDS-TOUCH</text:p>
          </table:table-cell>
          <table:table-cell table:style-name="ce11" office:value-type="string" calcext:value-type="string">
            <text:p>LVDS Cable Repair (Touch)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NL7TLC00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H50L8535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N4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N4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L85364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B0L8535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SB0L8535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50L8536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C10M1409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5B10K88047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JT53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CABLE-RESEAT</text:p>
          </table:table-cell>
          <table:table-cell table:style-name="ce11" office:value-type="string" calcext:value-type="string">
            <text:p>Cable Reseta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N4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PAIR-LENOVO-X131E</text:p>
          </table:table-cell>
          <table:table-cell table:style-name="ce17" office:value-type="string" calcext:value-type="string">
            <text:p>Full Unit Repair for Lenovo X131E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LENOVO-X131E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X131E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W03V.1-HW:0A/FW:0 <text:s/>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W03V.1HW:0A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16XTN04.0-HW:1A/FW: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16XW03V.1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16XW03V.1-HW:0B-FW:1-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6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6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7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W387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W387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6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CABLE-RESEAT</text:p>
          </table:table-cell>
          <table:table-cell table:style-name="ce11" office:value-type="string" calcext:value-type="string">
            <text:p>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0HN30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ENOVO-X131E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LENOVO-X131E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Y185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0HM25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4W3674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Y1855-NO-TOUCHPAD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KEYBOARD</text:p>
          </table:table-cell>
          <table:table-cell table:style-name="ce11" office:value-type="string" calcext:value-type="string">
            <text:p>Key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X025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X025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MP-10M83US-920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7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0HM197-WITHDCJACK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0HM197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0HM19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ACCESS-PANEL</text:p>
          </table:table-cell>
          <table:table-cell table:style-name="ce11" office:value-type="string" calcext:value-type="string">
            <text:p>Bottom Doo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6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A3629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5N1059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5N106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5N106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45N106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5N105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45N106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45N117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558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W3558-X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USB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7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VGA-BOARD</text:p>
          </table:table-cell>
          <table:table-cell table:style-name="ce11" office:value-type="string" calcext:value-type="string">
            <text:p>VGA Board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75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RUBBER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X131E-RUBBERFEE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04Y2096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WIFI-CARD</text:p>
          </table:table-cell>
          <table:table-cell table:style-name="ce11" office:value-type="string" calcext:value-type="string">
            <text:p>Wifi Card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4W38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RAM-4GB</text:p>
          </table:table-cell>
          <table:table-cell table:style-name="ce11" office:value-type="string" calcext:value-type="string">
            <text:p>RAM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03X6561 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0A6572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LENOVO-X131E-POWER-BUTTON</text:p>
          </table:table-cell>
          <table:table-cell table:style-name="ce11" office:value-type="string" calcext:value-type="string">
            <text:p>Power Button Board Repair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AQLI3IB8C0</text:p>
          </table:table-cell>
          <table:table-cell table:number-columns-repeated="1023"/>
        </table:table-row>
        <table:table-row table:style-name="ro1" table:number-rows-repeated="10476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SOFT" table:style-name="ta6">
        <table:table-column table:style-name="co16" table:default-cell-style-name="ce9"/>
        <table:table-column table:style-name="co17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6" office:value-type="string" calcext:value-type="string">
            <text:p>Description</text:p>
          </table:table-cell>
          <table:table-cell table:style-name="ce7" office:value-type="string" calcext:value-type="string">
            <text:p>Labor In Minutes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REPAIR-MICROSOFT-SURFACE-1516</text:p>
          </table:table-cell>
          <table:table-cell table:style-name="ce17" office:value-type="string" calcext:value-type="string">
            <text:p>Full Unit Repair for Microsoft Surface RT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1516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1516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RT-1516-FRONTASS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SSURFACERT-1516-FRONTASSEMBL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1516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MICROSOFT-SURFACE-1516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MICROSOFT-SURFACE-1572</text:p>
          </table:table-cell>
          <table:table-cell table:style-name="ce17" office:value-type="string" calcext:value-type="string">
            <text:p>Full Unit Repair for Microsoft Surface 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157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1516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2-1572-FRONTASS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S-SURFACE-157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S-SURFACE-157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MICROSOFT-SURFACE-1645</text:p>
          </table:table-cell>
          <table:table-cell table:style-name="ce17" office:value-type="string" calcext:value-type="string">
            <text:p>Full Unit Repair for Microsoft Surface 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1645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1645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3-1645-FRONTASS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X890657-008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1645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MICROSOFT-SURFACE-1645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MICROSOFT-SURFACE-PRO-1514</text:p>
          </table:table-cell>
          <table:table-cell table:style-name="ce17" office:value-type="string" calcext:value-type="string">
            <text:p>Full Unit Repair for Microsoft Surface Pro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PRO-1514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PRO-1514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PRO-1514-FRONTASS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PRO-1514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MICROSOFT-SURFACE-PRO-1514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MICROSOFT-SURFACE-PRO-1601</text:p>
          </table:table-cell>
          <table:table-cell table:style-name="ce17" office:value-type="string" calcext:value-type="string">
            <text:p>Full Unit Repair for Microsoft Surface Pro 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PRO-160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PRO-1601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PRO2-1601-FRONTASSY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PRO-160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MICROSOFT-SURFACE-PRO-160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MICROSOFT-SURFACE-PRO-1631</text:p>
          </table:table-cell>
          <table:table-cell table:style-name="ce17" office:value-type="string" calcext:value-type="string">
            <text:p>Full Unit Repair for Microsoft Surface Pro 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PRO-160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PRO-1631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PRO3V1.1-1631-FRONTAS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WSP301-V1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LTL120QL01-00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PRO-163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MICROSOFT-SURFACE-PRO-163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PRO-1631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PRO3-BA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MICROSOFT-SURFACE-PRO-1724-DISPLAY</text:p>
          </table:table-cell>
          <table:table-cell table:style-name="ce17" office:value-type="string" calcext:value-type="string">
            <text:p>Full Unit Repair for Microsoft Surface Pro 4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MICROSOFT-SURFACE-PRO-1724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MICROSOFT-SURFACE-PRO-1724-DISPLAY</text:p>
          </table:table-cell>
          <table:table-cell table:style-name="ce11" office:value-type="string" calcext:value-type="string">
            <text:p>Touchscreen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MSSURFACEPRO4-FRONTASS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MSSURFACEPRO4-1724-FRONTASSY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MSURFPRO4-FRONT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X939849-005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TL123YL01-0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X939348-00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MICROSOFT-SURFACE-PRO-1724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MICROSOFT-SURFACE-PRO-1724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60" calcext:value-type="float">
            <text:p>6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SUNG" table:style-name="ta7">
        <table:table-column table:style-name="co18" table:default-cell-style-name="ce9"/>
        <table:table-column table:style-name="co19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6" office:value-type="string" calcext:value-type="string">
            <text:p>Description</text:p>
          </table:table-cell>
          <table:table-cell table:style-name="ce7" office:value-type="string" calcext:value-type="string">
            <text:p>Labor In Minute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AIR-SAMSUNG-XE303C12</text:p>
          </table:table-cell>
          <table:table-cell table:style-name="ce17" office:value-type="string" calcext:value-type="string">
            <text:p>Full Unit Repair for Samsung XE303C1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SAMSUNG-XE303C1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303C1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L32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16BGE-L32REVC.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L32REVC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W03V.1-HW:0B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0-SAM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W03V.1-HW:0B-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X1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4167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4169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HINGECOVER</text:p>
          </table:table-cell>
          <table:table-cell table:style-name="ce11" office:value-type="string" calcext:value-type="string">
            <text:p>Hinge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HINGECOV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<text:s text:c="2"/>BA59-03387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39-01262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61-01853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61-01854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MSUNG-XE303C1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303C1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4170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4168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RUBBERFEET</text:p>
          </table:table-cell>
          <table:table-cell table:style-name="ce11" office:value-type="string" calcext:value-type="string">
            <text:p>Rubber Feet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RUBBERFE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SD-DOOR</text:p>
          </table:table-cell>
          <table:table-cell table:style-name="ce11" office:value-type="string" calcext:value-type="string">
            <text:p>SD Doo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SSDCOVE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39-01263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3-00355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A-PBZN2TP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BA43-00370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1-02063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0-VM173-P3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3G-BOARD</text:p>
          </table:table-cell>
          <table:table-cell table:style-name="ce11" office:value-type="string" calcext:value-type="string">
            <text:p>3G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2-11236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303C12-TRACKPAD-COVER</text:p>
          </table:table-cell>
          <table:table-cell table:style-name="ce11" office:value-type="string" calcext:value-type="string">
            <text:p>Trackpad 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XE303-TOUCHPADSTIC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SAMSUNG-XE500C12</text:p>
          </table:table-cell>
          <table:table-cell table:style-name="ce17" office:value-type="string" calcext:value-type="string">
            <text:p>Full Unit Repair for Samsung XE500C1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SAMSUNG-XE500C1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0C1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16XTN01.0-HW:5A/FW: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6-06947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4-00033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A98-00558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7-07245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A98-00557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59-03975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39-01366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449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450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MSUNG-XE500C1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0C1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4-00039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<text:s/>BA98-00560A</text:p>
          </table:table-cell>
          <table:table-cell table:number-columns-repeated="1023"/>
        </table:table-row>
        <table:table-row table:style-name="ro8">
          <table:table-cell table:style-name="ce14" office:value-type="string" calcext:value-type="string">
            <text:p>REPAIR-SAMSUNG-XE500C12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2" office:value-type="string" calcext:value-type="string">
            <text:p>BA97-07248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98-0056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BA43-00370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A43-00355A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<text:s/>AA-PBZN2T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BA92-14224A 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SAMSUNG-XE500C12-SPEAKER-L</text:p>
          </table:table-cell>
          <table:table-cell table:style-name="ce11" office:value-type="string" calcext:value-type="string">
            <text:p>Left 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BA96-06804A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REPAIR-SAMSUNG-XE500C12-SPEAKER-R</text:p>
          </table:table-cell>
          <table:table-cell table:style-name="ce11" office:value-type="string" calcext:value-type="string">
            <text:p>Right 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2" office:value-type="string" calcext:value-type="string">
            <text:p>BA96-06804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MISSING-KEY</text:p>
          </table:table-cell>
          <table:table-cell table:style-name="ce11" office:value-type="string" calcext:value-type="string">
            <text:p>Key Cap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SAMSUNG-XE500C13</text:p>
          </table:table-cell>
          <table:table-cell table:style-name="ce17" office:value-type="string" calcext:value-type="string">
            <text:p>Full Unit Repair for Samsung XE500C13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SAMSUNG-XE500C13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SAMSUNG-XE500C13-LCD</text:p>
          </table:table-cell>
          <table:table-cell table:style-name="ce11" office:value-type="string" calcext:value-type="string">
            <text:p>LC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2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EA2REVC.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TN02.3-HW:2A/FW: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75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601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A94-0007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6-06994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39-01382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61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612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MSUNG-XE500C13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0C13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766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8-00603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4-00074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759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4-00073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3-00373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AA-PBUN2TP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2-15863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6-0699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13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SAMSUNG-XE500C21</text:p>
          </table:table-cell>
          <table:table-cell table:style-name="ce17" office:value-type="string" calcext:value-type="string">
            <text:p>Full Unit Repair for Samsung XE500C21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SAMSUNG-XE500C21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0C21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TN121AT11-8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TN121AT11-80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59-03012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305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3190B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75-03624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75-03190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CAMERA-MIC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59-03018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39-01068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61-01429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61-01430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MSUNG-XE500C21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0C21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3065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75-03052B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75-03196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75-03533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75-03196B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75-03052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SD-READER</text:p>
          </table:table-cell>
          <table:table-cell table:style-name="ce11" office:value-type="string" calcext:value-type="string">
            <text:p>SD Card Read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2-07818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2-08331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A41-01550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2-08331B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SSD</text:p>
          </table:table-cell>
          <table:table-cell table:style-name="ce11" office:value-type="string" calcext:value-type="string">
            <text:p>SS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59-03054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SDSA4DH-016G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2-0031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3-00306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2-09334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2-08315A</text:p>
          </table:table-cell>
          <table:table-cell table:number-columns-repeated="1023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A92-08314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0C21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REPAIR-SAMSUNG-XE503C12</text:p>
          </table:table-cell>
          <table:table-cell table:style-name="ce17" office:value-type="string" calcext:value-type="string">
            <text:p>Full Unit Repair for Samsung XE503C12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SAMSUNG-XE503C12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3C12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T116WHM-N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L32REV.C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16BGE-L32REVC.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116BGE-L32REVC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W03V.1-HW:0B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NT116WHM-N10-SAM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16XW03V.1-HW:0B-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265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264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7-07005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59-03837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39-01338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HINGE-L</text:p>
          </table:table-cell>
          <table:table-cell table:style-name="ce11" office:value-type="string" calcext:value-type="string">
            <text:p>Lef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225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HINGE-R</text:p>
          </table:table-cell>
          <table:table-cell table:style-name="ce11" office:value-type="string" calcext:value-type="string">
            <text:p>Right 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226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AMSUNG-XE503C12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SAMSUNG-XE503C12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59-03897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6-06861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8-00268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A97-07009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3-00355A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A-PBZN2TP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 text:c="2"/>BA43-00370A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SAMSUNG-XE503C12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2">
          <table:table-cell table:style-name="ce10" office:value-type="string" calcext:value-type="string">
            <text:p>BA96-06804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92-14399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MISSING-KEY</text:p>
          </table:table-cell>
          <table:table-cell table:style-name="ce11" office:value-type="string" calcext:value-type="string">
            <text:p>Key Cap Repai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CHARGING-PORT-REMOVAL</text:p>
          </table:table-cell>
          <table:table-cell table:style-name="ce11" office:value-type="string" calcext:value-type="string">
            <text:p>Charging Port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HPJ-REMOVAL</text:p>
          </table:table-cell>
          <table:table-cell table:style-name="ce11" office:value-type="string" calcext:value-type="string">
            <text:p>Headphone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SAMSUNG-XE503C12-TRACKPAD-CABLE</text:p>
          </table:table-cell>
          <table:table-cell table:style-name="ce11" office:value-type="string" calcext:value-type="string">
            <text:p>Trackpa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A41-02458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SHIBA" table:style-name="ta8">
        <table:table-column table:style-name="co20" table:default-cell-style-name="ce9"/>
        <table:table-column table:style-name="co19" table:default-cell-style-name="ce9"/>
        <table:table-column table:style-name="co3" table:default-cell-style-name="ce9"/>
        <table:table-column table:style-name="co4" table:number-columns-repeated="1021" table:default-cell-style-name="ce9"/>
        <table:table-row table:style-name="ro1">
          <table:table-cell table:style-name="ce1" office:value-type="string" calcext:value-type="string">
            <text:p>Item</text:p>
          </table:table-cell>
          <table:table-cell table:style-name="ce16" office:value-type="string" calcext:value-type="string">
            <text:p>Description</text:p>
          </table:table-cell>
          <table:table-cell table:style-name="ce7" office:value-type="string" calcext:value-type="string">
            <text:p>Labor In Minutes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REPAIR-TOSHIBA-CB35-A</text:p>
          </table:table-cell>
          <table:table-cell table:style-name="ce17" office:value-type="string" calcext:value-type="string">
            <text:p>Full Unit Repair for Toshiba CB35-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TOSHIBA-CB35-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5-A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B133XW01V.0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33XW02V.0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TN133AT27-T0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N133BGE-L41-REV.C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33XW03V.4-HW:0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3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35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CB35-A-HINGE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63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0BU9LC1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4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SHIBA-CB35-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5-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52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A00028638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BOTTOMCASE</text:p>
          </table:table-cell>
          <table:table-cell table:style-name="ce11" office:value-type="string" calcext:value-type="string">
            <text:p>Bottomcas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3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28E347F56713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R5B22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58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00059055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A5171U-1BRS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TOSHIBA-CB35-B</text:p>
          </table:table-cell>
          <table:table-cell table:style-name="ce17" office:value-type="string" calcext:value-type="string">
            <text:p>Full Unit Repair for Toshiba CB35-B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TOSHIBA-CB35-B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5-B-LCD</text:p>
          </table:table-cell>
          <table:table-cell table:style-name="ce11" office:value-type="string" calcext:value-type="string">
            <text:p>LCD Cable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HB133WX1-402VER3.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B133XTN01.6-HW:2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HB133WX1-402VER3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M133NWN1.R3-HW:4.C-FW:0.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KL.13305.019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1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1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0BUHLC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DD0BUHLC0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CB35-B-HINGE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SHIBA-CB35-B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5-B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17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430 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05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0006197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A5208U-1BRS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P0006457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00061971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P0006457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<text:s/>P0006457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A5125U-1MPC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0002952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ZBUHCB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DA0BUHTH6D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5-B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TOSHIBA-CB30-A</text:p>
          </table:table-cell>
          <table:table-cell table:style-name="ce17" office:value-type="string" calcext:value-type="string">
            <text:p>Full Unit Repair for Toshiba CB30-A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TOSHIBA-CB30-A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0-A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LP133WH2-TLE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P133WH2-TLF2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00020837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33XW01V.0-HW:0A/FW:1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B133XW03V.4-HW:0A/FW:1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3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35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CAMERA</text:p>
          </table:table-cell>
          <table:table-cell table:style-name="ce11" office:value-type="string" calcext:value-type="string">
            <text:p>Webcam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4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6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CB35-A-HINGESET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table:number-columns-repeated="1022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SHIBA-CB30-A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0-A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52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00059055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28631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SIQDD0BU9AD0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VBU9SA01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A-WIFI-CARD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R5B2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" office:value-type="string" calcext:value-type="string">
            <text:p>REPAIR-TOSHIBA-CB30-B</text:p>
          </table:table-cell>
          <table:table-cell table:style-name="ce17" office:value-type="string" calcext:value-type="string">
            <text:p>Full Unit Repair for Toshiba CB30-B</text:p>
          </table:table-cell>
          <table:table-cell table:style-name="ce22"/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TOSHIBA-CB30-B-DISPLAY-ASSEMBLY</text:p>
          </table:table-cell>
          <table:table-cell table:style-name="ce18" office:value-type="string" calcext:value-type="string">
            <text:p>Display Assembly</text:p>
          </table:table-cell>
          <table:table-cell table:style-name="ce23"/>
          <table:table-cell table:style-name="ce3" table:number-columns-repeated="1021"/>
        </table:table-row>
        <table:table-row table:style-name="ro2">
          <table:table-cell table:style-name="ce11" office:value-type="string" calcext:value-type="string">
            <text:p>REPAIR-TOSHIBA-CB30-B-LCD</text:p>
          </table:table-cell>
          <table:table-cell table:style-name="ce11" office:value-type="string" calcext:value-type="string">
            <text:p>LC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00062812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LP133WF2-SPA1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TOSHIBA-CB30-B-LVDS</text:p>
          </table:table-cell>
          <table:table-cell table:style-name="ce11" office:value-type="string" calcext:value-type="string">
            <text:p>LVDS Cabl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DD0BUHLC000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TOSHIBA-CB30-B-HINGESET</text:p>
          </table:table-cell>
          <table:table-cell table:style-name="ce11" office:value-type="string" calcext:value-type="string">
            <text:p>Hinge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CB35-B-HINGESET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TOSHIBA-CB30-B-BEZEL</text:p>
          </table:table-cell>
          <table:table-cell table:style-name="ce11" office:value-type="string" calcext:value-type="string">
            <text:p>Bezel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120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TOSHIBA-CB30-B-TOPCOVER</text:p>
          </table:table-cell>
          <table:table-cell table:style-name="ce11" office:value-type="string" calcext:value-type="string">
            <text:p>Topcover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100 </text:p>
          </table:table-cell>
          <table:table-cell table:number-columns-repeated="1023"/>
        </table:table-row>
        <table:table-row table:style-name="ro2">
          <table:table-cell table:style-name="ce11" office:value-type="string" calcext:value-type="string">
            <text:p>REPAIR-TOSHIBA-CB30-B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OSHIBA-CB30-B-TOPCASE-ASSEMBLY</text:p>
          </table:table-cell>
          <table:table-cell table:style-name="ce18" office:value-type="string" calcext:value-type="string">
            <text:p>Topcase Assembly</text:p>
          </table:table-cell>
          <table:table-cell table:style-name="ce23"/>
          <table:table-cell table:style-name="ce3" table:number-columns-repeated="1021"/>
        </table:table-row>
        <table:table-row table:style-name="ro1">
          <table:table-cell table:style-name="ce11" office:value-type="string" calcext:value-type="string">
            <text:p>REPAIR-TOSHIBA-CB30-B-PALMREST</text:p>
          </table:table-cell>
          <table:table-cell table:style-name="ce11" office:value-type="string" calcext:value-type="string">
            <text:p>Palmrest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1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BOTTOMCOVER</text:p>
          </table:table-cell>
          <table:table-cell table:style-name="ce11" office:value-type="string" calcext:value-type="string">
            <text:p>Bottom Cov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05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BATTERY</text:p>
          </table:table-cell>
          <table:table-cell table:style-name="ce11" office:value-type="string" calcext:value-type="string">
            <text:p>Battery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0006197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WIFI-CARD</text:p>
          </table:table-cell>
          <table:table-cell table:style-name="ce11" office:value-type="string" calcext:value-type="string">
            <text:p>Wifi C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PA5125U-1MPC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DC-JACK</text:p>
          </table:table-cell>
          <table:table-cell table:style-name="ce11" office:value-type="string" calcext:value-type="string">
            <text:p>DC Jack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37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SPEAKERS</text:p>
          </table:table-cell>
          <table:table-cell table:style-name="ce11" office:value-type="string" calcext:value-type="string">
            <text:p>Speaker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VBUHSA0I0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IO-BOARD</text:p>
          </table:table-cell>
          <table:table-cell table:style-name="ce11" office:value-type="string" calcext:value-type="string">
            <text:p>I/O Boar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3ZBUHCB0000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A00038036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TRACKPAD</text:p>
          </table:table-cell>
          <table:table-cell table:style-name="ce11" office:value-type="string" calcext:value-type="string">
            <text:p>Trackpad Repair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A000380430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MISSING-KEY</text:p>
          </table:table-cell>
          <table:table-cell table:style-name="ce11" office:value-type="string" calcext:value-type="string">
            <text:p>Key Cap Replacemen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OS-RESTORE</text:p>
          </table:table-cell>
          <table:table-cell table:style-name="ce11" office:value-type="string" calcext:value-type="string">
            <text:p>Operating System Restore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CHARGING-PORT-REMOVAL</text:p>
          </table:table-cell>
          <table:table-cell table:style-name="ce11" office:value-type="string" calcext:value-type="string">
            <text:p>Charging Port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HPJ-REMOVAL</text:p>
          </table:table-cell>
          <table:table-cell table:style-name="ce11" office:value-type="string" calcext:value-type="string">
            <text:p>Headphone Jack Removal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CABLE-RESEAT</text:p>
          </table:table-cell>
          <table:table-cell table:style-name="ce11" office:value-type="string" calcext:value-type="string">
            <text:p>Cable Reseat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PAIR-TOSHIBA-CB30-B-MOTHERBOARD</text:p>
          </table:table-cell>
          <table:table-cell table:style-name="ce11" office:value-type="string" calcext:value-type="string">
            <text:p>Motherboard Repair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1021"/>
        </table:table-row>
        <table:table-row table:style-name="ro1">
          <table:table-cell table:style-name="ce10" office:value-type="string" calcext:value-type="string">
            <text:p>N/A</text:p>
          </table:table-cell>
          <table:table-cell table:number-columns-repeated="1023"/>
        </table:table-row>
        <table:table-row table:style-name="ro1" table:number-rows-repeated="10483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e7e6e6" style:diagonal-bl-tr="none" style:diagonal-tl-br="none" style:text-align-source="value-type" style:repeat-content="false" fo:wrap-option="no-wrap" fo:border="1.76pt double-thin #3f3f3f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7:32:54.449737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US" style:display-name="PageStyle_ASU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L" style:display-name="PageStyle_DE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ER" style:display-name="PageStyle_A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P" style:display-name="PageStyle_H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SUNG" style:display-name="PageStyle_SAMSU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CROSOFT" style:display-name="PageStyle_MICROSO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SHIBA" style:display-name="PageStyle_TOSHIB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NOVO" style:display-name="PageStyle_LENO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6:13:36</meta:creation-date>
    <meta:initial-creator>Ben Zucconi</meta:initial-creator>
    <dc:language>en-US</dc:language>
    <dc:date>2020-11-03T05:44:38.359564039</dc:date>
    <meta:editing-cycles>2</meta:editing-cycles>
    <meta:editing-duration>P8DT5H19M19S</meta:editing-duration>
    <meta:generator>LibreOffice/6.0.7.3$Linux_X86_64 LibreOffice_project/00m0$Build-3</meta:generator>
    <meta:document-statistic meta:table-count="8" meta:cell-count="779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